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100000DEE0000087F046DF43E638F078F.svm" manifest:media-type=""/>
  <manifest:file-entry manifest:full-path="Pictures/2000001100000B580000068852086CAF79F4FDA6.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libri" svg:font-family="Calibri,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style:rel-width="100%" table:align="left"/>
    </style:style>
    <style:style style:name="Tableau2.A" style:family="table-column">
      <style:table-column-properties style:column-width="17cm" style:rel-column-width="65535*"/>
    </style:style>
    <style:style style:name="Tableau2.1" style:family="table-row">
      <style:table-row-properties style:min-row-height="15.316cm"/>
    </style:style>
    <style:style style:name="Tableau2.A1" style:family="table-cell">
      <style:table-cell-properties style:vertical-align="middle" fo:padding="0.097cm" fo:border="0.05pt solid #000000"/>
    </style:style>
    <style:style style:name="Tableau1" style:family="table">
      <style:table-properties style:width="16.806cm" table:align="margins"/>
    </style:style>
    <style:style style:name="Tableau1.A" style:family="table-column">
      <style:table-column-properties style:column-width="5.602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3" style:family="table">
      <style:table-properties style:width="16.806cm" table:align="margins"/>
    </style:style>
    <style:style style:name="Tableau3.A" style:family="table-column">
      <style:table-column-properties style:column-width="4.202cm" style:rel-column-width="16383*"/>
    </style:style>
    <style:style style:name="Tableau3.D" style:family="table-column">
      <style:table-column-properties style:column-width="4.202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4" style:family="table">
      <style:table-properties style:width="17.154cm" fo:margin-left="-0.173cm" fo:margin-right="-0.175cm" table:align="margins" style:writing-mode="lr-tb"/>
    </style:style>
    <style:style style:name="Tableau4.A" style:family="table-column">
      <style:table-column-properties style:column-width="2.258cm" style:rel-column-width="8629*"/>
    </style:style>
    <style:style style:name="Tableau4.B" style:family="table-column">
      <style:table-column-properties style:column-width="5.828cm" style:rel-column-width="22262*"/>
    </style:style>
    <style:style style:name="Tableau4.C" style:family="table-column">
      <style:table-column-properties style:column-width="1.831cm" style:rel-column-width="6996*"/>
    </style:style>
    <style:style style:name="Tableau4.D" style:family="table-column">
      <style:table-column-properties style:column-width="7.237cm" style:rel-column-width="27648*"/>
    </style:style>
    <style:style style:name="Tableau4.1" style:family="table-row">
      <style:table-row-properties style:min-row-height="1.058cm" fo:keep-together="auto"/>
    </style:style>
    <style:style style:name="Tableau4.A1" style:family="table-cell">
      <style:table-cell-properties style:vertical-align="middle" fo:padding-left="0.191cm" fo:padding-right="0.191cm" fo:padding-top="0cm" fo:padding-bottom="0cm" fo:border="none" style:writing-mode="lr-tb"/>
    </style:style>
    <style:style style:name="Tableau4.2" style:family="table-row">
      <style:table-row-properties style:min-row-height="0.949cm" fo:keep-together="auto"/>
    </style:style>
    <style:style style:name="Tableau4.3" style:family="table-row">
      <style:table-row-properties style:min-row-height="0.603cm" fo:keep-together="auto"/>
    </style:style>
    <style:style style:name="Tableau4.4" style:family="table-row">
      <style:table-row-properties style:min-row-height="1.178cm" fo:keep-together="auto"/>
    </style:style>
    <style:style style:name="Tableau4.6" style:family="table-row">
      <style:table-row-properties style:min-row-height="0.554cm" fo:keep-together="auto"/>
    </style:style>
    <style:style style:name="Tableau5" style:family="table">
      <style:table-properties style:width="17.201cm" fo:margin-left="-0.173cm" fo:margin-right="-0.222cm" table:align="margins"/>
    </style:style>
    <style:style style:name="Tableau5.A" style:family="table-column">
      <style:table-column-properties style:column-width="2.258cm" style:rel-column-width="8605*"/>
    </style:style>
    <style:style style:name="Tableau5.B" style:family="table-column">
      <style:table-column-properties style:column-width="5.828cm" style:rel-column-width="22201*"/>
    </style:style>
    <style:style style:name="Tableau5.C" style:family="table-column">
      <style:table-column-properties style:column-width="1.831cm" style:rel-column-width="6977*"/>
    </style:style>
    <style:style style:name="Tableau5.D" style:family="table-column">
      <style:table-column-properties style:column-width="7.285cm" style:rel-column-width="27752*"/>
    </style:style>
    <style:style style:name="Tableau5.A1" style:family="table-cell">
      <style:table-cell-properties style:vertical-align="middle" fo:padding="0.097cm" fo:border="none"/>
    </style:style>
    <style:style style:name="Tableau6" style:family="table">
      <style:table-properties style:width="17.201cm" fo:margin-left="-0.173cm" fo:margin-right="-0.222cm" table:align="margins"/>
    </style:style>
    <style:style style:name="Tableau6.A" style:family="table-column">
      <style:table-column-properties style:column-width="2.258cm" style:rel-column-width="8605*"/>
    </style:style>
    <style:style style:name="Tableau6.B" style:family="table-column">
      <style:table-column-properties style:column-width="5.828cm" style:rel-column-width="22201*"/>
    </style:style>
    <style:style style:name="Tableau6.C" style:family="table-column">
      <style:table-column-properties style:column-width="1.831cm" style:rel-column-width="6977*"/>
    </style:style>
    <style:style style:name="Tableau6.D" style:family="table-column">
      <style:table-column-properties style:column-width="7.285cm" style:rel-column-width="27752*"/>
    </style:style>
    <style:style style:name="Tableau6.A1" style:family="table-cell">
      <style:table-cell-properties style:vertical-align="middle" fo:padding="0.097cm" fo:border="none"/>
    </style:style>
    <style:style style:name="Tableau7" style:family="table">
      <style:table-properties style:width="17.201cm" fo:margin-left="-0.173cm" fo:margin-right="-0.222cm" table:align="margins"/>
    </style:style>
    <style:style style:name="Tableau7.A" style:family="table-column">
      <style:table-column-properties style:column-width="2.258cm" style:rel-column-width="8605*"/>
    </style:style>
    <style:style style:name="Tableau7.B" style:family="table-column">
      <style:table-column-properties style:column-width="5.828cm" style:rel-column-width="22201*"/>
    </style:style>
    <style:style style:name="Tableau7.C" style:family="table-column">
      <style:table-column-properties style:column-width="1.831cm" style:rel-column-width="6977*"/>
    </style:style>
    <style:style style:name="Tableau7.D" style:family="table-column">
      <style:table-column-properties style:column-width="7.285cm" style:rel-column-width="27752*"/>
    </style:style>
    <style:style style:name="Tableau7.A1" style:family="table-cell">
      <style:table-cell-properties style:vertical-align="middle" fo:padding="0.097cm" fo:border="none"/>
    </style:style>
    <style:style style:name="Tableau8" style:family="table">
      <style:table-properties style:width="17.201cm" fo:margin-left="-0.173cm" fo:margin-right="-0.222cm" table:align="margins"/>
    </style:style>
    <style:style style:name="Tableau8.A" style:family="table-column">
      <style:table-column-properties style:column-width="2.258cm" style:rel-column-width="8605*"/>
    </style:style>
    <style:style style:name="Tableau8.B" style:family="table-column">
      <style:table-column-properties style:column-width="5.828cm" style:rel-column-width="22201*"/>
    </style:style>
    <style:style style:name="Tableau8.C" style:family="table-column">
      <style:table-column-properties style:column-width="1.831cm" style:rel-column-width="6977*"/>
    </style:style>
    <style:style style:name="Tableau8.D" style:family="table-column">
      <style:table-column-properties style:column-width="7.285cm" style:rel-column-width="27752*"/>
    </style:style>
    <style:style style:name="Tableau8.A1" style:family="table-cell">
      <style:table-cell-properties style:vertical-align="middle" fo:padding="0.097cm" fo:border="none"/>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6.806cm" table:align="margins"/>
    </style:style>
    <style:style style:name="Tableau12.A" style:family="table-column">
      <style:table-column-properties style:column-width="3.36cm" style:rel-column-width="13102*"/>
    </style:style>
    <style:style style:name="Tableau12.B" style:family="table-column">
      <style:table-column-properties style:column-width="3.362cm" style:rel-column-width="13109*"/>
    </style:style>
    <style:style style:name="Tableau12.E" style:family="table-column">
      <style:table-column-properties style:column-width="3.362cm" style:rel-column-width="13113*"/>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6.806cm" table:align="margins"/>
    </style:style>
    <style:style style:name="Tableau14.A" style:family="table-column">
      <style:table-column-properties style:column-width="2.801cm" style:rel-column-width="10922*"/>
    </style:style>
    <style:style style:name="Tableau14.C" style:family="table-column">
      <style:table-column-properties style:column-width="2.335cm" style:rel-column-width="9106*"/>
    </style:style>
    <style:style style:name="Tableau14.D" style:family="table-column">
      <style:table-column-properties style:column-width="3.267cm" style:rel-column-width="12738*"/>
    </style:style>
    <style:style style:name="Tableau14.E" style:family="table-column">
      <style:table-column-properties style:column-width="2.362cm" style:rel-column-width="9209*"/>
    </style:style>
    <style:style style:name="Tableau14.F" style:family="table-column">
      <style:table-column-properties style:column-width="3.24cm" style:rel-column-width="12638*"/>
    </style:style>
    <style:style style:name="Tableau14.A1" style:family="table-cell">
      <style:table-cell-properties fo:padding="0.097cm" fo:border-left="0.05pt solid #000000" fo:border-right="none" fo:border-top="0.05pt solid #000000" fo:border-bottom="0.05pt solid #000000"/>
    </style:style>
    <style:style style:name="Tableau14.F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F2" style:family="table-cell">
      <style:table-cell-properties fo:padding="0.097cm" fo:border-left="0.05pt solid #000000" fo:border-right="0.05pt solid #000000" fo:border-top="none" fo:border-bottom="0.05pt solid #000000"/>
    </style:style>
    <style:style style:name="Tableau14.4" style:family="table-row">
      <style:table-row-properties style:min-row-height="0.635cm"/>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6.806cm" table:align="margins"/>
    </style:style>
    <style:style style:name="Tableau16.A" style:family="table-column">
      <style:table-column-properties style:column-width="2.406cm" style:rel-column-width="9381*"/>
    </style:style>
    <style:style style:name="Tableau16.B" style:family="table-column">
      <style:table-column-properties style:column-width="6.278cm" style:rel-column-width="24479*"/>
    </style:style>
    <style:style style:name="Tableau16.C" style:family="table-column">
      <style:table-column-properties style:column-width="2.813cm" style:rel-column-width="10970*"/>
    </style:style>
    <style:style style:name="Tableau16.D" style:family="table-column">
      <style:table-column-properties style:column-width="5.309cm" style:rel-column-width="20705*"/>
    </style:style>
    <style:style style:name="Tableau16.A1" style:family="table-cell">
      <style:table-cell-properties style:vertical-align="middle" fo:padding="0.097cm" fo:border="none"/>
    </style:style>
    <style:style style:name="Tableau17" style:family="table">
      <style:table-properties style:width="16.806cm" table:align="margins"/>
    </style:style>
    <style:style style:name="Tableau17.A" style:family="table-column">
      <style:table-column-properties style:column-width="2.406cm" style:rel-column-width="9381*"/>
    </style:style>
    <style:style style:name="Tableau17.B" style:family="table-column">
      <style:table-column-properties style:column-width="5.997cm" style:rel-column-width="23385*"/>
    </style:style>
    <style:style style:name="Tableau17.C" style:family="table-column">
      <style:table-column-properties style:column-width="3.119cm" style:rel-column-width="12160*"/>
    </style:style>
    <style:style style:name="Tableau17.D" style:family="table-column">
      <style:table-column-properties style:column-width="5.285cm" style:rel-column-width="20609*"/>
    </style:style>
    <style:style style:name="Tableau17.A1" style:family="table-cell">
      <style:table-cell-properties style:vertical-align="middle" fo:padding="0.097cm" fo:border="none"/>
    </style:style>
    <style:style style:name="Tableau18" style:family="table">
      <style:table-properties style:width="16.806cm" table:align="margins"/>
    </style:style>
    <style:style style:name="Tableau18.A" style:family="table-column">
      <style:table-column-properties style:column-width="2.429cm" style:rel-column-width="9471*"/>
    </style:style>
    <style:style style:name="Tableau18.B" style:family="table-column">
      <style:table-column-properties style:column-width="5.974cm" style:rel-column-width="23296*"/>
    </style:style>
    <style:style style:name="Tableau18.C" style:family="table-column">
      <style:table-column-properties style:column-width="3.141cm" style:rel-column-width="12249*"/>
    </style:style>
    <style:style style:name="Tableau18.D" style:family="table-column">
      <style:table-column-properties style:column-width="5.262cm" style:rel-column-width="20519*"/>
    </style:style>
    <style:style style:name="Tableau18.A1" style:family="table-cell">
      <style:table-cell-properties style:vertical-align="middle" fo:padding="0.097cm" fo:border="none"/>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1" style:family="table">
      <style:table-properties style:width="14.439cm" fo:margin-left="0cm" fo:margin-right="2.367cm" table:align="margins" style:writing-mode="lr-tb"/>
    </style:style>
    <style:style style:name="Tableau21.A" style:family="table-column">
      <style:table-column-properties style:column-width="7.527cm" style:rel-column-width="34157*"/>
    </style:style>
    <style:style style:name="Tableau21.B" style:family="table-column">
      <style:table-column-properties style:column-width="6.913cm" style:rel-column-width="31378*"/>
    </style:style>
    <style:style style:name="Tableau21.A1" style:family="table-cell">
      <style:table-cell-properties fo:padding="0.097cm" fo:border="none"/>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0.05pt solid #000000"/>
    </style:style>
    <style:style style:name="P1" style:family="paragraph" style:parent-style-name="Text_20_body">
      <style:paragraph-properties fo:margin-top="0cm" fo:margin-bottom="0cm" loext:contextual-spacing="false" fo:text-align="justify" style:justify-single-word="false" style:shadow="none"/>
      <style:text-properties fo:font-size="8pt"/>
    </style:style>
    <style:style style:name="P2" style:family="paragraph" style:parent-style-name="Text_20_body">
      <style:paragraph-properties fo:margin-top="0cm" fo:margin-bottom="0cm" loext:contextual-spacing="false"/>
      <style:text-properties style:font-name="Calibri1" fo:font-size="11pt" style:font-size-asian="11pt" style:font-size-complex="11pt"/>
    </style:style>
    <style:style style:name="P3" style:family="paragraph" style:parent-style-name="Text_20_body">
      <style:paragraph-properties fo:margin-top="0cm" fo:margin-bottom="0cm" loext:contextual-spacing="false" fo:text-align="center" style:justify-single-word="false"/>
      <style:text-properties style:font-name="Calibri1" fo:font-size="11pt" style:font-size-asian="11pt" style:font-size-complex="11pt"/>
    </style:style>
    <style:style style:name="P4" style:family="paragraph" style:parent-style-name="Text_20_body">
      <style:paragraph-properties fo:margin-top="0cm" fo:margin-bottom="0cm" loext:contextual-spacing="false" fo:text-align="center" style:justify-single-word="false"/>
      <style:text-properties style:font-name="Calibri1" fo:font-size="11pt" officeooo:paragraph-rsid="00210c7a" style:font-size-asian="11pt" style:font-size-complex="11pt"/>
    </style:style>
    <style:style style:name="P5" style:family="paragraph" style:parent-style-name="Text_20_body">
      <style:paragraph-properties fo:margin-top="0cm" fo:margin-bottom="0cm" loext:contextual-spacing="false" style:snap-to-layout-grid="false"/>
      <style:text-properties style:font-name="Calibri1" fo:font-size="11pt" style:font-size-asian="11pt" style:font-size-complex="11pt"/>
    </style:style>
    <style:style style:name="P6" style:family="paragraph" style:parent-style-name="Text_20_body">
      <style:paragraph-properties fo:margin-top="0cm" fo:margin-bottom="0cm" loext:contextual-spacing="false" style:line-height-at-least="0.452cm" style:snap-to-layout-grid="false"/>
      <style:text-properties style:font-name="Calibri1" fo:font-size="11pt" style:font-size-asian="11pt" style:font-size-complex="11pt"/>
    </style:style>
    <style:style style:name="P7" style:family="paragraph" style:parent-style-name="Text_20_body">
      <style:paragraph-properties fo:margin-top="0cm" fo:margin-bottom="0cm" loext:contextual-spacing="false" fo:text-align="start" style:justify-single-word="false"/>
      <style:text-properties style:font-name="Calibri1" fo:font-size="11pt" style:font-size-asian="11pt" style:font-size-complex="11pt"/>
    </style:style>
    <style:style style:name="P8" style:family="paragraph" style:parent-style-name="Text_20_body">
      <style:paragraph-properties fo:margin-top="0cm" fo:margin-bottom="0cm" loext:contextual-spacing="false" fo:text-align="end" style:justify-single-word="false" style:snap-to-layout-grid="false"/>
      <style:text-properties style:font-name="Calibri1" fo:font-size="11pt" style:font-size-asian="11pt" style:font-size-complex="11pt"/>
    </style:style>
    <style:style style:name="P9" style:family="paragraph" style:parent-style-name="Text_20_body">
      <style:paragraph-properties fo:margin-top="0cm" fo:margin-bottom="0cm" loext:contextual-spacing="false" fo:text-align="end" style:justify-single-word="false" style:snap-to-layout-grid="false"/>
      <style:text-properties style:font-name="Calibri1" fo:font-size="11pt" officeooo:paragraph-rsid="00151a53" style:font-size-asian="11pt" style:font-size-complex="11pt"/>
    </style:style>
    <style:style style:name="P10" style:family="paragraph" style:parent-style-name="Text_20_body">
      <style:paragraph-properties fo:margin-top="0cm" fo:margin-bottom="0cm" loext:contextual-spacing="false" fo:text-align="justify" style:justify-single-word="false"/>
      <style:text-properties style:font-name="Calibri1" fo:font-size="11pt" style:font-size-asian="11pt" style:font-size-complex="11pt"/>
    </style:style>
    <style:style style:name="P11" style:family="paragraph" style:parent-style-name="Text_20_body">
      <style:paragraph-properties fo:margin-top="0cm" fo:margin-bottom="0cm" loext:contextual-spacing="false"/>
      <style:text-properties style:font-name="Calibri1" fo:font-size="11pt" officeooo:paragraph-rsid="00220567" style:font-size-asian="11pt" style:font-size-complex="11pt"/>
    </style:style>
    <style:style style:name="P12" style:family="paragraph" style:parent-style-name="Text_20_body">
      <style:paragraph-properties fo:margin-top="0cm" fo:margin-bottom="0cm" loext:contextual-spacing="false" fo:text-align="justify" style:justify-single-word="false"/>
      <style:text-properties style:font-name="Calibri1" fo:font-size="11pt" style:font-name-asian="Arial" style:font-size-asian="11pt" style:font-name-complex="Arial" style:font-size-complex="11pt"/>
    </style:style>
    <style:style style:name="P13" style:family="paragraph" style:parent-style-name="Text_20_body">
      <style:paragraph-properties fo:margin-top="0cm" fo:margin-bottom="0cm" loext:contextual-spacing="false" fo:text-align="center" style:justify-single-word="false"/>
      <style:text-properties style:font-name="Calibri1" fo:font-size="11pt" fo:font-style="italic" style:font-size-asian="11pt" style:font-size-complex="11pt"/>
    </style:style>
    <style:style style:name="P14" style:family="paragraph" style:parent-style-name="Text_20_body">
      <style:paragraph-properties fo:margin-top="0cm" fo:margin-bottom="0cm" loext:contextual-spacing="false" fo:text-align="center" style:justify-single-word="false"/>
      <style:text-properties style:font-name="Calibri1" fo:font-size="12pt" style:text-underline-style="solid" style:text-underline-width="auto" style:text-underline-color="font-color" fo:font-weight="bold" style:font-size-asian="11pt" style:font-size-complex="11pt"/>
    </style:style>
    <style:style style:name="P15" style:family="paragraph" style:parent-style-name="Text_20_body">
      <style:paragraph-properties fo:margin-top="0cm" fo:margin-bottom="0cm" loext:contextual-spacing="false" fo:text-align="justify" style:justify-single-word="false"/>
      <style:text-properties style:font-name="Calibri" fo:font-size="11pt" style:font-name-asian="Arial" style:font-size-asian="11pt" style:font-name-complex="Arial" style:font-size-complex="11pt"/>
    </style:style>
    <style:style style:name="P16" style:family="paragraph" style:parent-style-name="Text_20_body">
      <style:paragraph-properties fo:margin-top="0cm" fo:margin-bottom="0cm" loext:contextual-spacing="false"/>
      <style:text-properties officeooo:paragraph-rsid="00210c7a"/>
    </style:style>
    <style:style style:name="P17" style:family="paragraph" style:parent-style-name="Table_20_Contents">
      <style:paragraph-properties fo:margin-top="0cm" fo:margin-bottom="0cm" loext:contextual-spacing="false" fo:text-align="justify" style:justify-single-word="false"/>
      <style:text-properties style:font-name="Calibri1" fo:font-size="11pt" style:font-name-asian="Arial" style:font-size-asian="11pt" style:font-name-complex="Arial" style:font-size-complex="11pt"/>
    </style:style>
    <style:style style:name="P18" style:family="paragraph" style:parent-style-name="Table_20_Contents">
      <style:paragraph-properties fo:margin-top="0cm" fo:margin-bottom="0cm" loext:contextual-spacing="false" fo:line-height="115%" fo:text-align="end" style:justify-single-word="false"/>
      <style:text-properties style:font-name="Calibri1" fo:font-size="11pt" officeooo:paragraph-rsid="001d088b" style:font-size-asian="11pt" style:font-size-complex="11pt"/>
    </style:style>
    <style:style style:name="P19" style:family="paragraph" style:parent-style-name="Frame_20_contents">
      <style:paragraph-properties fo:margin-top="0cm" fo:margin-bottom="0cm" loext:contextual-spacing="false" fo:text-align="justify" style:justify-single-word="false"/>
      <style:text-properties style:font-name="Calibri1" fo:font-size="9pt"/>
    </style:style>
    <style:style style:name="P20" style:family="paragraph" style:parent-style-name="Frame_20_contents" style:master-page-name="">
      <style:paragraph-properties fo:margin-top="0cm" fo:margin-bottom="0cm" loext:contextual-spacing="false" fo:text-align="justify" style:justify-single-word="false" style:page-number="auto" style:shadow="none"/>
    </style:style>
    <style:style style:name="P21" style:family="paragraph" style:parent-style-name="Standard">
      <style:paragraph-properties fo:margin-top="0cm" fo:margin-bottom="0cm" loext:contextual-spacing="false" fo:text-align="start" style:justify-single-word="false" style:snap-to-layout-grid="false"/>
      <style:text-properties style:font-name="Calibri1" fo:font-size="11pt" style:font-size-asian="11pt" style:font-size-complex="11pt"/>
    </style:style>
    <style:style style:name="P22" style:family="paragraph" style:parent-style-name="Standard">
      <style:paragraph-properties fo:margin-top="0cm" fo:margin-bottom="0cm" loext:contextual-spacing="false" style:snap-to-layout-grid="false"/>
      <style:text-properties style:font-name="Calibri1" fo:font-size="11pt" style:font-size-asian="11pt" style:font-size-complex="11pt"/>
    </style:style>
    <style:style style:name="P23" style:family="paragraph" style:parent-style-name="Standard">
      <style:paragraph-properties fo:margin-top="0cm" fo:margin-bottom="0cm" loext:contextual-spacing="false" fo:text-align="end" style:justify-single-word="false" style:snap-to-layout-grid="false"/>
      <style:text-properties style:font-name="Calibri1" fo:font-size="11pt" officeooo:paragraph-rsid="00143260" style:font-size-asian="11pt" style:font-size-complex="11pt"/>
    </style:style>
    <style:style style:name="P24" style:family="paragraph" style:parent-style-name="Standard">
      <style:paragraph-properties fo:margin-top="0cm" fo:margin-bottom="0cm" loext:contextual-spacing="false" fo:text-align="end" style:justify-single-word="false" style:snap-to-layout-grid="false"/>
      <style:text-properties style:font-name="Calibri1" fo:font-size="11pt" officeooo:paragraph-rsid="00151a53" style:font-size-asian="11pt" style:font-size-complex="11pt"/>
    </style:style>
    <style:style style:name="P25" style:family="paragraph" style:parent-style-name="Standard">
      <style:paragraph-properties fo:margin-top="0cm" fo:margin-bottom="0cm" loext:contextual-spacing="false" fo:text-align="start" style:justify-single-word="false" style:snap-to-layout-grid="false"/>
    </style:style>
    <style:style style:name="P26" style:family="paragraph" style:parent-style-name="Standard">
      <style:paragraph-properties fo:margin-top="0cm" fo:margin-bottom="0cm" loext:contextual-spacing="false" fo:text-align="end" style:justify-single-word="false" style:snap-to-layout-grid="false"/>
      <style:text-properties officeooo:paragraph-rsid="00143260"/>
    </style:style>
    <style:style style:name="P27" style:family="paragraph" style:parent-style-name="Standard">
      <style:paragraph-properties fo:margin-top="0cm" fo:margin-bottom="0cm" loext:contextual-spacing="false" fo:text-align="end" style:justify-single-word="false" style:snap-to-layout-grid="false"/>
      <style:text-properties style:font-name="Calibri" fo:font-size="11pt" officeooo:paragraph-rsid="00151a53" style:font-size-asian="11pt" style:font-size-complex="11pt"/>
    </style:style>
    <style:style style:name="P28" style:family="paragraph" style:parent-style-name="Table_20_Contents">
      <style:text-properties style:font-name="Calibri1" fo:font-size="11pt" style:font-size-asian="11pt" style:font-size-complex="11pt"/>
    </style:style>
    <style:style style:name="P29" style:family="paragraph" style:parent-style-name="Table_20_Contents">
      <style:paragraph-properties fo:text-align="justify" style:justify-single-word="false"/>
      <style:text-properties style:font-name="Calibri1" fo:font-size="11pt" style:font-size-asian="11pt" style:font-size-complex="11pt"/>
    </style:style>
    <style:style style:name="P30" style:family="paragraph" style:parent-style-name="Table_20_Contents">
      <style:paragraph-properties fo:text-align="justify" style:justify-single-word="false"/>
      <style:text-properties style:font-name="Calibri1" fo:font-size="11pt" officeooo:paragraph-rsid="0020de09" style:font-size-asian="11pt" style:font-size-complex="11pt"/>
    </style:style>
    <style:style style:name="P31" style:family="paragraph" style:parent-style-name="Table_20_Contents">
      <style:paragraph-properties fo:text-align="justify" style:justify-single-word="false"/>
      <style:text-properties style:font-name="Calibri1" fo:font-size="11pt" officeooo:paragraph-rsid="00210c7a" style:font-size-asian="11pt" style:font-size-complex="11pt"/>
    </style:style>
    <style:style style:name="P32" style:family="paragraph" style:parent-style-name="Table_20_Contents">
      <style:paragraph-properties fo:text-align="center" style:justify-single-word="false"/>
      <style:text-properties style:font-name="Calibri1" fo:font-size="11pt" style:font-size-asian="11pt" style:font-size-complex="11pt"/>
    </style:style>
    <style:style style:name="P33" style:family="paragraph" style:parent-style-name="Table_20_Contents">
      <style:paragraph-properties fo:line-height="115%" fo:text-align="end" style:justify-single-word="false"/>
      <style:text-properties style:font-name="Calibri1" fo:font-size="11pt" style:font-size-asian="11pt" style:font-size-complex="11pt"/>
    </style:style>
    <style:style style:name="P34" style:family="paragraph" style:parent-style-name="Table_20_Contents">
      <style:paragraph-properties fo:line-height="115%" fo:text-align="end" style:justify-single-word="false"/>
      <style:text-properties style:font-name="Calibri1" fo:font-size="11pt" officeooo:paragraph-rsid="001d088b" style:font-size-asian="11pt" style:font-size-complex="11pt"/>
    </style:style>
    <style:style style:name="P35" style:family="paragraph" style:parent-style-name="Table_20_Contents">
      <style:text-properties style:font-name="Calibri1" fo:font-size="11pt" officeooo:paragraph-rsid="00210c7a" style:font-size-asian="11pt" style:font-size-complex="11pt"/>
    </style:style>
    <style:style style:name="P36" style:family="paragraph" style:parent-style-name="Table_20_Contents">
      <style:text-properties style:font-name="Calibri1" fo:font-size="11pt" fo:font-weight="bold" style:font-size-asian="11pt" style:font-weight-asian="bold" style:font-size-complex="11pt" style:font-weight-complex="bold"/>
    </style:style>
    <style:style style:name="P37" style:family="paragraph" style:parent-style-name="Table_20_Contents">
      <style:paragraph-properties fo:text-align="justify" style:justify-single-word="false"/>
      <style:text-properties style:font-name="Calibri1" fo:font-size="11pt" fo:font-weight="bold" style:font-size-asian="11pt" style:font-weight-asian="bold" style:font-size-complex="11pt" style:font-weight-complex="bold"/>
    </style:style>
    <style:style style:name="P38" style:family="paragraph" style:parent-style-name="Table_20_Contents">
      <style:paragraph-properties fo:line-height="115%" fo:text-align="start" style:justify-single-word="false" style:snap-to-layout-grid="false"/>
      <style:text-properties style:font-name="Calibri1" fo:font-size="11pt" fo:font-weight="bold" style:font-size-asian="11pt" style:font-weight-asian="bold" style:font-size-complex="11pt" style:font-style-complex="italic" style:font-weight-complex="bold"/>
    </style:style>
    <style:style style:name="P39" style:family="paragraph" style:parent-style-name="Table_20_Contents">
      <style:paragraph-properties fo:line-height="115%" fo:text-align="start" style:justify-single-word="false" style:snap-to-layout-grid="false"/>
      <style:text-properties style:font-name="Calibri1" fo:font-size="11pt" fo:font-weight="bold" fo:background-color="transparent" style:font-size-asian="11pt" style:font-weight-asian="bold" style:font-size-complex="11pt" style:font-style-complex="italic" style:font-weight-complex="bold"/>
    </style:style>
    <style:style style:name="P40" style:family="paragraph" style:parent-style-name="Table_20_Contents">
      <style:paragraph-properties fo:text-align="justify" style:justify-single-word="false"/>
      <style:text-properties style:font-name="Calibri1" fo:font-size="11pt" style:font-name-asian="Arial" style:font-size-asian="11pt" style:font-name-complex="Arial" style:font-size-complex="11pt"/>
    </style:style>
    <style:style style:name="P41" style:family="paragraph" style:parent-style-name="Table_20_Contents">
      <style:paragraph-properties fo:text-align="end" style:justify-single-word="false"/>
      <style:text-properties style:font-name="Calibri1" fo:font-size="11pt" style:font-name-asian="Arial" style:font-size-asian="11pt" style:font-name-complex="Arial" style:font-size-complex="11pt"/>
    </style:style>
    <style:style style:name="P42" style:family="paragraph" style:parent-style-name="Table_20_Contents">
      <style:paragraph-properties fo:text-align="end" style:justify-single-word="false"/>
      <style:text-properties style:font-name="Calibri1" fo:font-size="11pt" officeooo:paragraph-rsid="00167dba" style:font-name-asian="Arial" style:font-size-asian="11pt" style:font-name-complex="Arial" style:font-size-complex="11pt"/>
    </style:style>
    <style:style style:name="P43" style:family="paragraph" style:parent-style-name="Table_20_Contents">
      <style:paragraph-properties fo:text-align="end" style:justify-single-word="false"/>
      <style:text-properties style:font-name="Calibri1" fo:font-size="11pt" officeooo:paragraph-rsid="0017f882" style:font-name-asian="Arial" style:font-size-asian="11pt" style:font-name-complex="Arial" style:font-size-complex="11pt"/>
    </style:style>
    <style:style style:name="P44" style:family="paragraph" style:parent-style-name="Table_20_Contents">
      <style:paragraph-properties fo:text-align="end" style:justify-single-word="false"/>
      <style:text-properties style:font-name="Calibri1" fo:font-size="11pt" officeooo:paragraph-rsid="00198aeb" style:font-name-asian="Arial" style:font-size-asian="11pt" style:font-name-complex="Arial" style:font-size-complex="11pt"/>
    </style:style>
    <style:style style:name="P45" style:family="paragraph" style:parent-style-name="Table_20_Contents">
      <style:paragraph-properties fo:text-align="end" style:justify-single-word="false"/>
      <style:text-properties style:font-name="Calibri1" fo:font-size="11pt" officeooo:paragraph-rsid="001acf8d" style:font-name-asian="Arial" style:font-size-asian="11pt" style:font-name-complex="Arial" style:font-size-complex="11pt"/>
    </style:style>
    <style:style style:name="P46" style:family="paragraph" style:parent-style-name="Table_20_Contents">
      <style:paragraph-properties fo:text-align="end" style:justify-single-word="false"/>
      <style:text-properties style:font-name="Calibri1" fo:font-size="11pt" officeooo:paragraph-rsid="001cbc1f" style:font-name-asian="Arial" style:font-size-asian="11pt" style:font-name-complex="Arial" style:font-size-complex="11pt"/>
    </style:style>
    <style:style style:name="P47" style:family="paragraph" style:parent-style-name="Table_20_Contents">
      <style:paragraph-properties fo:text-align="start" style:justify-single-word="false"/>
      <style:text-properties style:font-name="Calibri1" fo:font-size="10pt" officeooo:paragraph-rsid="0020de09" style:font-size-asian="10pt" style:font-size-complex="10pt"/>
    </style:style>
    <style:style style:name="P48" style:family="paragraph" style:parent-style-name="Table_20_Contents">
      <style:paragraph-properties fo:text-align="start" style:justify-single-word="false"/>
      <style:text-properties style:font-name="Calibri1" fo:font-size="10pt" officeooo:paragraph-rsid="00210c7a" style:font-size-asian="10pt" style:font-size-complex="10pt"/>
    </style:style>
    <style:style style:name="P49" style:family="paragraph" style:parent-style-name="Table_20_Contents">
      <style:text-properties officeooo:paragraph-rsid="00210c7a"/>
    </style:style>
    <style:style style:name="P50" style:family="paragraph" style:parent-style-name="Table_20_Contents">
      <style:paragraph-properties fo:margin-top="0cm" fo:margin-bottom="0.499cm" loext:contextual-spacing="false" style:line-height-at-least="0.893cm"/>
      <style:text-properties style:font-name="Calibri1" fo:font-size="11pt" style:font-size-asian="11pt" style:font-size-complex="11pt"/>
    </style:style>
    <style:style style:name="P51" style:family="paragraph" style:parent-style-name="Table_20_Contents">
      <style:paragraph-properties fo:margin-top="0cm" fo:margin-bottom="0.499cm" loext:contextual-spacing="false" style:line-height-at-least="0.893cm"/>
      <style:text-properties style:font-name="Calibri1" fo:font-size="11pt" officeooo:paragraph-rsid="00210c7a" style:font-size-asian="11pt" style:font-size-complex="11pt"/>
    </style:style>
    <style:style style:name="P52" style:family="paragraph" style:parent-style-name="Table_20_Contents">
      <style:paragraph-properties fo:margin-top="0cm" fo:margin-bottom="0.499cm" loext:contextual-spacing="false" fo:text-align="justify" style:justify-single-word="false"/>
      <style:text-properties style:font-name="Calibri1" fo:font-size="11pt" style:font-size-asian="11pt" style:font-size-complex="11pt"/>
    </style:style>
    <style:style style:name="P53" style:family="paragraph" style:parent-style-name="Table_20_Contents">
      <style:paragraph-properties fo:margin-top="0cm" fo:margin-bottom="0.499cm" loext:contextual-spacing="false" fo:text-align="justify" style:justify-single-word="false"/>
      <style:text-properties style:font-name="Calibri1" fo:font-size="11pt" officeooo:paragraph-rsid="00220567" style:font-size-asian="11pt" style:font-size-complex="11pt"/>
    </style:style>
    <style:style style:name="P54" style:family="paragraph" style:parent-style-name="Table_20_Contents">
      <style:paragraph-properties fo:margin-top="0cm" fo:margin-bottom="0.499cm" loext:contextual-spacing="false" fo:text-align="justify" style:justify-single-word="false"/>
      <style:text-properties style:font-name="Calibri1" fo:font-size="11pt" fo:font-weight="bold" style:font-size-asian="11pt" style:font-size-complex="11pt"/>
    </style:style>
    <style:style style:name="P55" style:family="paragraph" style:parent-style-name="Table_20_Contents">
      <style:paragraph-properties fo:margin-top="0cm" fo:margin-bottom="0.101cm" loext:contextual-spacing="false" fo:text-align="center" style:justify-single-word="false"/>
      <style:text-properties style:font-name="Calibri1" fo:font-size="12pt" style:text-underline-style="solid" style:text-underline-width="auto" style:text-underline-color="font-color" fo:font-weight="bold" style:font-size-asian="12pt" style:font-size-complex="12pt"/>
    </style:style>
    <style:style style:name="P56" style:family="paragraph" style:parent-style-name="Table_20_Contents">
      <style:paragraph-properties fo:margin-top="0cm" fo:margin-bottom="0.101cm" loext:contextual-spacing="false" style:line-height-at-least="0.893cm"/>
      <style:text-properties style:font-name="Calibri1" fo:font-size="11pt" style:font-size-asian="11pt" style:font-size-complex="11pt"/>
    </style:style>
    <style:style style:name="P57" style:family="paragraph" style:parent-style-name="Table_20_Contents">
      <style:paragraph-properties fo:margin-top="0cm" fo:margin-bottom="0.101cm" loext:contextual-spacing="false" fo:text-align="justify" style:justify-single-word="false"/>
      <style:text-properties style:font-name="Calibri1" fo:font-size="11pt" style:font-size-asian="11pt" style:font-size-complex="11pt"/>
    </style:style>
    <style:style style:name="P58" style:family="paragraph" style:parent-style-name="Table_20_Contents">
      <style:paragraph-properties fo:margin-top="0cm" fo:margin-bottom="0.101cm" loext:contextual-spacing="false" fo:text-align="justify" style:justify-single-word="false"/>
      <style:text-properties style:font-name="Calibri1" fo:font-size="11pt" officeooo:paragraph-rsid="0020de09" style:font-size-asian="11pt" style:font-size-complex="11pt"/>
    </style:style>
    <style:style style:name="P59" style:family="paragraph" style:parent-style-name="Table_20_Contents">
      <style:paragraph-properties fo:margin-top="0cm" fo:margin-bottom="0.101cm" loext:contextual-spacing="false" fo:text-align="justify" style:justify-single-word="false"/>
      <style:text-properties style:font-name="Calibri1" fo:font-size="11pt" fo:font-weight="bold" officeooo:paragraph-rsid="0020de09" style:font-size-asian="11pt" style:font-size-complex="11pt"/>
    </style:style>
    <style:style style:name="P60" style:family="paragraph" style:parent-style-name="Table_20_Contents">
      <style:paragraph-properties fo:margin-top="0cm" fo:margin-bottom="0.101cm" loext:contextual-spacing="false" fo:text-align="justify" style:justify-single-word="false"/>
      <style:text-properties style:font-name="Calibri1" fo:font-size="11pt" fo:font-weight="bold" officeooo:paragraph-rsid="00210c7a" style:font-size-asian="11pt" style:font-size-complex="11pt"/>
    </style:style>
    <style:style style:name="P61" style:family="paragraph" style:parent-style-name="Text_20_body">
      <style:paragraph-properties fo:margin-top="0cm" fo:margin-bottom="0.101cm" loext:contextual-spacing="false" fo:text-align="center" style:justify-single-word="false"/>
      <style:text-properties style:font-name="Calibri1" fo:font-size="11pt" style:text-underline-style="solid" style:text-underline-width="auto" style:text-underline-color="font-color" fo:font-weight="bold" style:font-size-asian="11pt" style:font-size-complex="11pt"/>
    </style:style>
    <style:style style:name="P62" style:family="paragraph" style:parent-style-name="CM5">
      <style:paragraph-properties fo:margin-left="1.037cm" fo:margin-right="1.323cm" style:line-height-at-least="0.452cm" fo:text-align="justify" style:justify-single-word="false" fo:text-indent="0cm" style:auto-text-indent="false"/>
      <style:text-properties style:font-name="Calibri1" fo:font-size="11pt" fo:font-weight="bold" style:font-size-asian="11pt" style:font-weight-asian="bold" style:font-size-complex="11pt" style:font-style-complex="italic" style:font-weight-complex="bold"/>
    </style:style>
    <style:style style:name="P63" style:family="paragraph" style:parent-style-name="Default">
      <style:paragraph-properties fo:margin-left="1.037cm" fo:margin-right="1.323cm" style:line-height-at-least="0.452cm" fo:text-align="justify" style:justify-single-word="false" fo:text-indent="0cm" style:auto-text-indent="false"/>
      <style:text-properties style:font-name="Calibri1" fo:font-size="11pt" fo:font-weight="bold" style:font-size-asian="11pt" style:font-weight-asian="bold" style:font-size-complex="11pt" style:font-style-complex="italic" style:font-weight-complex="bold"/>
    </style:style>
    <style:style style:name="P64" style:family="paragraph" style:parent-style-name="Text_20_body">
      <style:paragraph-properties fo:margin-left="1.037cm" fo:margin-right="1.323cm" fo:margin-top="0cm" fo:margin-bottom="0.011cm" loext:contextual-spacing="false" fo:line-height="115%" fo:text-align="center" style:justify-single-word="false" fo:text-indent="0cm" style:auto-text-indent="false" style:shadow="none"/>
    </style:style>
    <style:style style:name="P65" style:family="paragraph" style:parent-style-name="Text_20_body">
      <style:paragraph-properties fo:margin-left="1.037cm" fo:margin-right="1.323cm" fo:margin-top="0cm" fo:margin-bottom="0.011cm" loext:contextual-spacing="false" fo:line-height="115%" fo:text-align="center" style:justify-single-word="false" fo:text-indent="0cm" style:auto-text-indent="false" style:shadow="none"/>
      <style:text-properties style:font-name="Calibri1" fo:font-size="12pt" style:text-underline-style="solid" style:text-underline-width="auto" style:text-underline-color="font-color" fo:font-weight="bold" style:font-size-asian="12pt" style:font-size-complex="12pt"/>
    </style:style>
    <style:style style:name="P66" style:family="paragraph" style:parent-style-name="Text_20_body">
      <style:paragraph-properties fo:margin-left="1.037cm" fo:margin-right="1.323cm" fo:line-height="115%" fo:text-align="center" style:justify-single-word="false" fo:text-indent="0cm" style:auto-text-indent="false"/>
    </style:style>
    <style:style style:name="P67" style:family="paragraph" style:parent-style-name="Text_20_body">
      <style:paragraph-properties fo:margin-left="1.037cm" fo:margin-right="1.323cm" style:line-height-at-least="0.452cm" fo:text-align="center" style:justify-single-word="false" fo:text-indent="0cm" style:auto-text-indent="false"/>
      <style:text-properties style:font-name="Calibri1" fo:font-size="11pt" style:text-underline-style="solid" style:text-underline-width="auto" style:text-underline-color="font-color" fo:font-weight="bold" style:font-size-asian="11pt" style:font-weight-asian="bold" style:font-size-complex="11pt" style:font-style-complex="italic" style:font-weight-complex="bold"/>
    </style:style>
    <style:style style:name="P68" style:family="paragraph" style:parent-style-name="Text_20_body">
      <style:paragraph-properties fo:margin-left="1.037cm" fo:margin-right="1.323cm" fo:line-height="115%" fo:text-align="center" style:justify-single-word="false" fo:text-indent="0cm" style:auto-text-indent="false"/>
      <style:text-properties style:font-name="Calibri1" fo:font-size="11pt" style:text-underline-style="solid" style:text-underline-width="auto" style:text-underline-color="font-color" fo:font-weight="bold" style:font-size-asian="11pt" style:font-size-complex="11pt"/>
    </style:style>
    <style:style style:name="P69" style:family="paragraph" style:parent-style-name="Text_20_body">
      <style:paragraph-properties fo:margin-left="1.037cm" fo:margin-right="1.323cm" fo:line-height="115%" fo:text-align="center" style:justify-single-word="false" fo:text-indent="0cm" style:auto-text-indent="false"/>
      <style:text-properties style:font-name="Calibri1" style:text-underline-style="solid" style:text-underline-width="auto" style:text-underline-color="font-color" fo:font-weight="bold"/>
    </style:style>
    <style:style style:name="P70" style:family="paragraph" style:parent-style-name="CM5">
      <style:paragraph-properties style:line-height-at-least="0.452cm" fo:text-align="center" style:justify-single-word="false"/>
      <style:text-properties style:font-name="Calibri1" fo:font-size="11pt" style:text-underline-style="solid" style:text-underline-width="auto" style:text-underline-color="font-color" fo:font-weight="bold" style:font-size-asian="11pt" style:font-weight-asian="bold" style:font-size-complex="11pt" style:font-weight-complex="bold"/>
    </style:style>
    <style:style style:name="P71" style:family="paragraph" style:parent-style-name="CM5">
      <style:paragraph-properties style:line-height-at-least="0.452cm" style:snap-to-layout-grid="false"/>
      <style:text-properties style:font-name="Calibri1" fo:font-size="11pt" fo:font-weight="bold" style:font-size-asian="11pt" style:font-weight-asian="bold" style:font-size-complex="11pt" style:font-style-complex="italic" style:font-weight-complex="bold"/>
    </style:style>
    <style:style style:name="P72" style:family="paragraph" style:parent-style-name="CM5">
      <style:paragraph-properties fo:hyphenation-ladder-count="no-limit" fo:break-before="auto" fo:break-after="auto" style:snap-to-layout-grid="false"/>
      <style:text-properties style:font-name="Calibri1" fo:font-size="11pt" fo:language="fr" fo:country="FR" fo:font-weight="normal" fo:background-color="transparent" style:font-size-asian="11pt" style:font-weight-asian="normal" style:font-size-complex="11pt" style:language-complex="ar" style:country-complex="SA" style:font-weight-complex="normal" fo:hyphenate="false" fo:hyphenation-remain-char-count="2" fo:hyphenation-push-char-count="2"/>
    </style:style>
    <style:style style:name="P73" style:family="paragraph" style:parent-style-name="Default">
      <style:paragraph-properties fo:text-align="justify" style:justify-single-word="false" fo:orphans="0" fo:widows="0"/>
      <style:text-properties style:font-name="Calibri1" fo:font-size="11pt" style:font-size-asian="11pt" style:font-name-complex="Times New Roman" style:font-size-complex="11pt"/>
    </style:style>
    <style:style style:name="P74" style:family="paragraph" style:parent-style-name="Default">
      <style:paragraph-properties fo:text-align="justify" style:justify-single-word="false" fo:orphans="0" fo:widows="0"/>
      <style:text-properties style:font-name="Calibri1" fo:font-size="11pt" fo:font-style="italic" fo:font-weight="bold" style:font-size-asian="11pt" style:font-style-asian="italic" style:font-weight-asian="bold" style:font-name-complex="Times New Roman" style:font-size-complex="11pt" style:font-style-complex="italic" style:font-weight-complex="bold"/>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center" style:justify-single-word="false"/>
      <style:text-properties style:font-name="Calibri" fo:font-size="10pt"/>
    </style:style>
    <style:style style:name="P77" style:family="paragraph" style:parent-style-name="Text_20_body">
      <style:paragraph-properties fo:text-align="justify" style:justify-single-word="false"/>
      <style:text-properties style:font-name="Calibri" fo:font-size="11pt" style:font-name-asian="Arial" style:font-size-asian="11pt" style:font-name-complex="Arial" style:font-size-complex="11pt"/>
    </style:style>
    <style:style style:name="P78" style:family="paragraph" style:parent-style-name="Text_20_body">
      <style:text-properties style:font-name="Calibri1" fo:font-size="11pt" fo:font-weight="bold" style:font-size-asian="11pt" style:font-size-complex="11pt"/>
    </style:style>
    <style:style style:name="P79" style:family="paragraph" style:parent-style-name="Text_20_body">
      <style:paragraph-properties style:line-height-at-least="0.452cm" fo:text-align="center" style:justify-single-word="false"/>
      <style:text-properties style:font-name="Calibri1" fo:font-size="11pt" fo:font-weight="bold" style:font-size-asian="11pt" style:font-size-complex="11pt"/>
    </style:style>
    <style:style style:name="P80" style:family="paragraph" style:parent-style-name="Text_20_body">
      <style:paragraph-properties fo:text-align="justify" style:justify-single-word="false"/>
      <style:text-properties style:font-name="Calibri1" fo:font-size="11pt" fo:font-weight="bold" style:font-size-asian="11pt" style:font-size-complex="11pt"/>
    </style:style>
    <style:style style:name="P81" style:family="paragraph" style:parent-style-name="Text_20_body">
      <style:paragraph-properties fo:text-align="justify" style:justify-single-word="false"/>
      <style:text-properties style:font-name="Calibri1" fo:font-size="11pt" fo:font-weight="bold" officeooo:paragraph-rsid="00220567" style:font-size-asian="11pt" style:font-size-complex="11pt"/>
    </style:style>
    <style:style style:name="P82" style:family="paragraph" style:parent-style-name="Text_20_body">
      <style:text-properties style:font-name="Calibri1" fo:font-size="11pt" style:font-size-asian="11pt" style:font-size-complex="11pt"/>
    </style:style>
    <style:style style:name="P83" style:family="paragraph" style:parent-style-name="Text_20_body">
      <style:paragraph-properties fo:text-align="justify" style:justify-single-word="false"/>
      <style:text-properties style:font-name="Calibri1" fo:font-size="11pt" style:font-size-asian="11pt" style:font-size-complex="11pt"/>
    </style:style>
    <style:style style:name="P84" style:family="paragraph" style:parent-style-name="Text_20_body">
      <style:paragraph-properties fo:text-align="justify" style:justify-single-word="false"/>
      <style:text-properties style:font-name="Calibri1" fo:font-size="11pt" officeooo:paragraph-rsid="00220567" style:font-size-asian="11pt" style:font-size-complex="11pt"/>
    </style:style>
    <style:style style:name="P85" style:family="paragraph" style:parent-style-name="Text_20_body">
      <style:paragraph-properties style:line-height-at-least="0.446cm"/>
      <style:text-properties style:font-name="Calibri1" fo:font-size="11pt" style:font-size-asian="11pt" style:font-size-complex="11pt"/>
    </style:style>
    <style:style style:name="P86" style:family="paragraph" style:parent-style-name="Text_20_body">
      <style:text-properties style:font-name="Calibri1" fo:font-size="11pt" officeooo:paragraph-rsid="00210c7a" style:font-size-asian="11pt" style:font-size-complex="11pt"/>
    </style:style>
    <style:style style:name="P87" style:family="paragraph" style:parent-style-name="Text_20_body">
      <style:paragraph-properties fo:text-align="justify" style:justify-single-word="false"/>
      <style:text-properties style:font-name="Calibri1" fo:font-size="11pt" style:font-name-asian="Arial" style:font-size-asian="11pt" style:font-name-complex="Arial" style:font-size-complex="11pt"/>
    </style:style>
    <style:style style:name="P88" style:family="paragraph" style:parent-style-name="Text_20_body">
      <style:text-properties style:font-name="Calibri1" fo:font-size="11pt" style:text-underline-style="none" fo:font-weight="normal" style:font-size-asian="11pt" style:font-weight-asian="normal" style:font-size-complex="11pt" style:font-weight-complex="normal"/>
    </style:style>
    <style:style style:name="P89" style:family="paragraph" style:parent-style-name="Text_20_body">
      <style:paragraph-properties style:line-height-at-least="0.446cm"/>
      <style:text-properties style:font-name="Calibri1" fo:font-size="11pt" fo:font-weight="normal" style:font-size-asian="11pt" style:font-weight-asian="normal" style:font-size-complex="11pt" style:font-weight-complex="normal"/>
    </style:style>
    <style:style style:name="P90" style:family="paragraph" style:parent-style-name="Text_20_body">
      <style:paragraph-properties fo:text-align="justify" style:justify-single-word="false"/>
      <style:text-properties style:font-name="Calibri1" fo:font-size="11pt" fo:font-weight="normal" style:font-size-asian="11pt" style:font-weight-asian="normal" style:font-size-complex="11pt" style:font-weight-complex="normal"/>
    </style:style>
    <style:style style:name="P91" style:family="paragraph" style:parent-style-name="Text_20_body">
      <style:paragraph-properties fo:text-align="center" style:justify-single-word="false"/>
      <style:text-properties style:font-name="Calibri1" fo:font-size="12pt" style:text-underline-style="solid" style:text-underline-width="auto" style:text-underline-color="font-color" fo:font-weight="bold" style:font-size-asian="11pt" style:font-size-complex="11pt"/>
    </style:style>
    <style:style style:name="P92" style:family="paragraph" style:parent-style-name="Text_20_body">
      <style:paragraph-properties fo:text-align="justify" style:justify-single-word="false"/>
    </style:style>
    <style:style style:name="P93" style:family="paragraph" style:parent-style-name="Text_20_body">
      <style:text-properties fo:font-style="italic" officeooo:paragraph-rsid="00210c7a"/>
    </style:style>
    <style:style style:name="P94" style:family="paragraph" style:parent-style-name="Text_20_body">
      <style:paragraph-properties fo:margin-top="0cm" fo:margin-bottom="0.011cm" loext:contextual-spacing="false"/>
      <style:text-properties style:font-name="Calibri1" fo:font-size="11pt" style:font-size-asian="11pt" style:font-size-complex="11pt"/>
    </style:style>
    <style:style style:name="P95" style:family="paragraph" style:parent-style-name="Text_20_body">
      <style:paragraph-properties fo:margin-top="0cm" fo:margin-bottom="0.011cm" loext:contextual-spacing="false" fo:text-align="center" style:justify-single-word="false"/>
      <style:text-properties style:font-name="Calibri1" fo:font-size="12pt" style:text-underline-style="solid" style:text-underline-width="auto" style:text-underline-color="font-color" fo:font-weight="bold" style:font-size-asian="11pt" style:font-size-complex="11pt"/>
    </style:style>
    <style:style style:name="P96" style:family="paragraph" style:parent-style-name="Frame_20_contents">
      <style:paragraph-properties fo:margin-top="0cm" fo:margin-bottom="0.011cm" loext:contextual-spacing="false" fo:text-align="justify" style:justify-single-word="false"/>
      <style:text-properties fo:color="#000099" style:font-name="Arial" fo:font-size="10pt" fo:font-weight="bold" style:font-size-asian="10pt" style:font-weight-asian="bold" style:font-size-complex="10pt" style:font-weight-complex="bold"/>
    </style:style>
    <style:style style:name="P97" style:family="paragraph" style:parent-style-name="Frame_20_contents">
      <style:paragraph-properties fo:margin-top="0cm" fo:margin-bottom="0.011cm" loext:contextual-spacing="false" fo:text-align="start" style:justify-single-word="false"/>
      <style:text-properties fo:color="#000000" style:font-name="Arial" fo:font-size="10pt" fo:font-weight="bold" style:font-size-asian="10pt" style:font-weight-asian="bold" style:font-size-complex="10pt" style:font-weight-complex="bold"/>
    </style:style>
    <style:style style:name="P98" style:family="paragraph" style:parent-style-name="Text_20_body">
      <style:paragraph-properties fo:margin-left="0.159cm" fo:margin-right="0cm" fo:margin-top="0cm" fo:margin-bottom="0cm" loext:contextual-spacing="false" fo:text-indent="0cm" style:auto-text-indent="false"/>
      <style:text-properties style:font-name="Calibri1" fo:font-size="11pt" style:font-size-asian="11pt" style:font-size-complex="11pt"/>
    </style:style>
    <style:style style:name="P99" style:family="paragraph" style:parent-style-name="Text_20_body">
      <style:paragraph-properties fo:margin-top="0cm" fo:margin-bottom="0.409cm" loext:contextual-spacing="false" fo:text-align="center" style:justify-single-word="false"/>
      <style:text-properties style:font-name="Calibri1" fo:font-size="12pt" style:text-underline-style="solid" style:text-underline-width="auto" style:text-underline-color="font-color" fo:font-weight="bold" style:font-size-asian="11pt" style:font-size-complex="11pt"/>
    </style:style>
    <style:style style:name="P100" style:family="paragraph" style:parent-style-name="Frame_20_contents">
      <style:paragraph-properties fo:line-height="115%" fo:text-align="start" style:justify-single-word="false"/>
      <style:text-properties style:font-name="Calibri1" fo:font-size="11pt" style:font-size-asian="11pt" style:font-size-complex="11pt"/>
    </style:style>
    <style:style style:name="P101" style:family="paragraph" style:parent-style-name="Frame_20_contents">
      <style:paragraph-properties fo:text-align="justify" style:justify-single-word="false"/>
      <style:text-properties fo:color="#000099" style:font-name="Arial" fo:font-size="10pt" fo:font-weight="bold" style:font-size-asian="10pt" style:font-weight-asian="bold" style:font-size-complex="10pt" style:font-weight-complex="bold"/>
    </style:style>
    <style:style style:name="P102" style:family="paragraph" style:parent-style-name="Frame_20_contents">
      <style:paragraph-properties fo:margin-top="0.101cm" fo:margin-bottom="0.101cm" loext:contextual-spacing="false" fo:text-align="start" style:justify-single-word="false" fo:padding="0.049cm" fo:border="0.06pt solid #000000" style:shadow="none"/>
      <style:text-properties style:font-name="Calibri1" fo:font-size="11pt" fo:font-weight="normal" style:font-size-asian="11pt" style:font-weight-asian="normal" style:font-size-complex="11pt" style:font-weight-complex="normal"/>
    </style:style>
    <style:style style:name="P103" style:family="paragraph" style:parent-style-name="Standard">
      <style:text-properties style:font-name="Calibri1" fo:font-size="11pt" style:font-size-asian="11pt" style:font-size-complex="11pt"/>
    </style:style>
    <style:style style:name="P104" style:family="paragraph" style:parent-style-name="Standard">
      <style:paragraph-properties style:snap-to-layout-grid="false"/>
      <style:text-properties style:font-name="Calibri1" fo:font-size="11pt" style:font-size-asian="11pt" style:font-size-complex="11pt"/>
    </style:style>
    <style:style style:name="P105" style:family="paragraph" style:parent-style-name="Standard">
      <style:paragraph-properties fo:text-align="end" style:justify-single-word="false" style:snap-to-layout-grid="false"/>
      <style:text-properties style:font-name="Calibri1" fo:font-size="11pt" officeooo:paragraph-rsid="00151a53" style:font-size-asian="11pt" style:font-size-complex="11pt"/>
    </style:style>
    <style:style style:name="P106" style:family="paragraph" style:parent-style-name="Standard">
      <style:paragraph-properties style:line-height-at-least="0.452cm" style:snap-to-layout-grid="false"/>
      <style:text-properties style:font-name="Calibri1" fo:font-size="11pt" fo:font-weight="normal" style:font-size-asian="11pt" style:font-weight-asian="normal" style:font-size-complex="11pt" style:font-style-complex="italic" style:font-weight-complex="normal"/>
    </style:style>
    <style:style style:name="P107" style:family="paragraph" style:parent-style-name="Standard">
      <style:text-properties style:font-name="Calibri1" fo:font-size="11pt" fo:background-color="transparent" style:font-size-asian="11pt" style:font-size-complex="11pt"/>
    </style:style>
    <style:style style:name="P108" style:family="paragraph" style:parent-style-name="Standard">
      <style:paragraph-properties style:snap-to-layout-grid="false"/>
      <style:text-properties style:font-name="Calibri1" fo:font-size="11pt" fo:background-color="transparent" style:font-size-asian="11pt" style:font-size-complex="11pt"/>
    </style:style>
    <style:style style:name="P109" style:family="paragraph" style:parent-style-name="Standard">
      <style:paragraph-properties fo:text-align="center" style:justify-single-word="false"/>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110" style:family="paragraph" style:parent-style-name="Standard">
      <style:paragraph-properties fo:text-align="center" style:justify-single-word="false"/>
      <style:text-properties style:font-name="Calibri1"/>
    </style:style>
    <style:style style:name="P111" style:family="paragraph" style:parent-style-name="Standard">
      <style:paragraph-properties fo:text-align="justify" style:justify-single-word="false" fo:orphans="0" fo:widows="0"/>
      <style:text-properties style:font-name="Calibri" fo:font-size="11pt" style:font-size-asian="11pt" style:font-size-complex="11pt"/>
    </style:style>
    <style:style style:name="P112" style:family="paragraph" style:parent-style-name="Standard">
      <style:text-properties fo:background-color="transparent"/>
    </style:style>
    <style:style style:name="P113" style:family="paragraph" style:parent-style-name="Text_20_body" style:master-page-name="">
      <style:paragraph-properties fo:margin-left="0cm" fo:margin-right="0.067cm" fo:margin-top="0cm" fo:margin-bottom="0.212cm" loext:contextual-spacing="false" fo:line-height="115%" fo:text-align="center" style:justify-single-word="false" fo:text-indent="0cm" style:auto-text-indent="false" style:page-number="auto" fo:padding="0.049cm" fo:border="0.06pt solid #000000" style:shadow="none"/>
      <style:text-properties style:font-name="Calibri1" fo:font-size="15pt" fo:font-weight="bold" style:font-size-asian="15pt" style:font-weight-asian="bold" style:font-size-complex="15pt" style:font-weight-complex="bold"/>
    </style:style>
    <style:style style:name="P114" style:family="paragraph" style:parent-style-name="Text_20_body">
      <style:paragraph-properties fo:margin-left="0cm" fo:margin-right="1.323cm" fo:line-height="115%" fo:text-align="center" style:justify-single-word="false" fo:text-indent="0cm" style:auto-text-indent="false"/>
      <style:text-properties style:font-name="Calibri1" fo:font-size="11pt" style:text-underline-style="solid" style:text-underline-width="auto" style:text-underline-color="font-color" fo:font-weight="bold" style:font-size-asian="11pt" style:font-size-complex="11pt"/>
    </style:style>
    <style:style style:name="P115" style:family="paragraph" style:parent-style-name="Text_20_body">
      <style:paragraph-properties fo:margin-left="0.023cm" fo:margin-right="0cm" fo:margin-top="0cm" fo:margin-bottom="0.212cm" loext:contextual-spacing="false" fo:line-height="115%" fo:text-align="start" style:justify-single-word="false" fo:text-indent="0cm" style:auto-text-indent="false" fo:padding="0.049cm" fo:border="0.06pt solid #000000" style:shadow="none"/>
      <style:text-properties style:font-name="Calibri1" fo:font-size="11pt" fo:font-style="italic" style:text-underline-style="none" fo:font-weight="normal" style:font-size-asian="11pt" style:font-style-asian="italic" style:font-weight-asian="normal" style:font-size-complex="11pt" style:font-style-complex="italic" style:font-weight-complex="normal"/>
    </style:style>
    <style:style style:name="P116" style:family="paragraph" style:parent-style-name="Text_20_body" style:master-page-name="">
      <style:paragraph-properties fo:margin-left="0.023cm" fo:margin-right="0cm" fo:margin-top="0cm" fo:margin-bottom="0.212cm" loext:contextual-spacing="false" fo:line-height="115%" fo:text-align="center" style:justify-single-word="false" fo:text-indent="0cm" style:auto-text-indent="false" style:page-number="auto" fo:padding="0.049cm" fo:border="0.06pt solid #000000" style:shadow="none"/>
      <style:text-properties style:font-name="Calibri1" style:text-underline-style="solid" style:text-underline-width="auto" style:text-underline-color="font-color" fo:font-weight="bold"/>
    </style:style>
    <style:style style:name="P117" style:family="paragraph" style:parent-style-name="Text_20_body" style:list-style-name="L1">
      <style:text-properties style:font-name="Calibri1" fo:font-size="11pt" fo:font-weight="bold" style:font-size-asian="11pt" style:font-size-complex="11pt"/>
    </style:style>
    <style:style style:name="P118" style:family="paragraph" style:parent-style-name="Text_20_body" style:list-style-name="L2">
      <style:text-properties style:font-name="Calibri1" fo:font-size="11pt" fo:font-weight="bold" style:font-size-asian="11pt" style:font-size-complex="11pt"/>
    </style:style>
    <style:style style:name="P119" style:family="paragraph" style:parent-style-name="Text_20_body" style:list-style-name="L4">
      <style:paragraph-properties style:line-height-at-least="0.446cm"/>
      <style:text-properties style:font-name="Calibri1" fo:font-size="11pt" fo:font-weight="bold" style:font-size-asian="11pt" style:font-size-complex="11pt"/>
    </style:style>
    <style:style style:name="P120" style:family="paragraph" style:parent-style-name="Text_20_body" style:list-style-name="L3">
      <style:paragraph-properties style:line-height-at-least="0.446cm"/>
      <style:text-properties style:font-name="Calibri1" fo:font-size="11pt"/>
    </style:style>
    <style:style style:name="P121" style:family="paragraph" style:parent-style-name="Text_20_body" style:list-style-name="L4">
      <style:paragraph-properties style:line-height-at-least="0.446cm"/>
    </style:style>
    <style:style style:name="P122" style:family="paragraph" style:parent-style-name="Text_20_body">
      <style:paragraph-properties fo:margin-left="0.25cm" fo:margin-right="0cm" fo:text-indent="0cm" style:auto-text-indent="false"/>
      <style:text-properties style:font-name="Calibri1" fo:font-size="11pt" officeooo:paragraph-rsid="00276ea5" style:font-size-asian="11pt" style:font-size-complex="11pt"/>
    </style:style>
    <style:style style:name="P123" style:family="paragraph" style:parent-style-name="Table_20_Contents">
      <style:paragraph-properties fo:margin-top="0cm" fo:margin-bottom="0cm" loext:contextual-spacing="false" style:line-height-at-least="0.446cm" fo:text-align="center" style:justify-single-word="false"/>
      <style:text-properties style:font-name="Calibri1" fo:font-size="11pt" officeooo:paragraph-rsid="0024c438" style:font-size-asian="11pt" style:font-size-complex="11pt"/>
    </style:style>
    <style:style style:name="P124" style:family="paragraph" style:parent-style-name="Table_20_Contents">
      <style:paragraph-properties fo:margin-top="0cm" fo:margin-bottom="0cm" loext:contextual-spacing="false" style:line-height-at-least="0.446cm" fo:text-align="center" style:justify-single-word="false"/>
      <style:text-properties style:font-name="Calibri1" fo:font-size="11pt" officeooo:paragraph-rsid="0025daed" style:font-size-asian="11pt" style:font-size-complex="11pt"/>
    </style:style>
    <style:style style:name="P125" style:family="paragraph" style:parent-style-name="Table_20_Contents">
      <style:paragraph-properties fo:margin-top="0cm" fo:margin-bottom="0cm" loext:contextual-spacing="false" style:line-height-at-least="0.446cm" fo:text-align="justify" style:justify-single-word="false"/>
      <style:text-properties style:font-name="Calibri1" fo:font-size="11pt" fo:font-weight="normal" officeooo:paragraph-rsid="002768b3" style:font-size-asian="11pt" style:font-weight-asian="normal" style:font-size-complex="11pt" style:font-weight-complex="normal"/>
    </style:style>
    <style:style style:name="P126" style:family="paragraph" style:parent-style-name="Table_20_Contents">
      <style:paragraph-properties fo:margin-left="0cm" fo:margin-right="0cm" fo:margin-top="0cm" fo:margin-bottom="0cm" loext:contextual-spacing="false" style:line-height-at-least="0.446cm" fo:text-align="justify" style:justify-single-word="false" fo:text-indent="0cm" style:auto-text-indent="false"/>
      <style:text-properties style:font-name="Calibri1" fo:font-size="11pt" fo:font-weight="normal" officeooo:paragraph-rsid="002768b3" style:font-size-asian="11pt" style:font-weight-asian="normal" style:font-size-complex="11pt" style:font-weight-complex="normal"/>
    </style:style>
    <style:style style:name="T1" style:family="text">
      <style:text-properties fo:font-size="8pt" style:font-size-asian="8pt" style:font-size-complex="8pt"/>
    </style:style>
    <style:style style:name="T2" style:family="text">
      <style:text-properties style:font-name="Calibri"/>
    </style:style>
    <style:style style:name="T3" style:family="text">
      <style:text-properties style:font-name="Calibri" fo:font-size="11pt"/>
    </style:style>
    <style:style style:name="T4" style:family="text">
      <style:text-properties style:font-name="Calibri" fo:font-size="11pt" fo:font-weight="bold"/>
    </style:style>
    <style:style style:name="T5" style:family="text">
      <style:text-properties style:font-name="Calibri" fo:font-size="10pt"/>
    </style:style>
    <style:style style:name="T6" style:family="text">
      <style:text-properties fo:font-weight="bold"/>
    </style:style>
    <style:style style:name="T7" style:family="text">
      <style:text-properties style:font-name="Calibri1"/>
    </style:style>
    <style:style style:name="T8" style:family="text">
      <style:text-properties style:font-name="Calibri1" fo:font-size="11pt" style:font-size-asian="11pt" style:font-size-complex="11pt"/>
    </style:style>
    <style:style style:name="T9" style:family="text">
      <style:text-properties style:font-name="Calibri1" fo:font-size="11pt" fo:font-weight="bold" style:font-size-asian="11pt" style:font-weight-asian="bold" style:font-size-complex="11pt"/>
    </style:style>
    <style:style style:name="T10" style:family="text">
      <style:text-properties style:font-name="Calibri1" fo:font-size="11pt" fo:font-weight="bold" style:font-size-asian="11pt" style:font-weight-asian="bold" style:font-size-complex="11pt" style:font-weight-complex="bold"/>
    </style:style>
    <style:style style:name="T11" style:family="text">
      <style:text-properties style:font-name="Calibri1" fo:font-size="11pt" fo:font-weight="bold" style:font-size-asian="11pt" style:font-size-complex="11pt"/>
    </style:style>
    <style:style style:name="T12" style:family="text">
      <style:text-properties style:font-name="Calibri1" fo:font-size="11pt" fo:font-weight="normal" style:font-size-asian="11pt" style:font-weight-asian="normal" style:font-size-complex="11pt" style:font-weight-complex="normal"/>
    </style:style>
    <style:style style:name="T13" style:family="text">
      <style:text-properties style:font-name="Calibri1" fo:font-size="11pt" fo:font-style="italic" style:font-size-asian="11pt" style:font-size-complex="11pt"/>
    </style:style>
    <style:style style:name="T14" style:family="text">
      <style:text-properties style:font-name="Calibri1" fo:font-size="9pt"/>
    </style:style>
    <style:style style:name="T15" style:family="text">
      <style:text-properties style:font-name="Calibri1" fo:font-size="9pt" fo:font-weight="bold"/>
    </style:style>
    <style:style style:name="T16" style:family="text">
      <style:text-properties style:font-name="Calibri1" fo:font-size="12pt" style:text-underline-style="solid" style:text-underline-width="auto" style:text-underline-color="font-color" fo:font-weight="bold" style:font-size-asian="11pt" style:font-size-complex="11pt"/>
    </style:style>
    <style:style style:name="T17" style:family="text">
      <style:text-properties style:font-name="Calibri1" style:font-style-complex="italic"/>
    </style:style>
    <style:style style:name="T18" style:family="text">
      <style:text-properties style:text-underline-style="solid" style:text-underline-width="auto" style:text-underline-color="font-color" fo:font-weight="bold"/>
    </style:style>
    <style:style style:name="T19" style:family="text">
      <style:text-properties fo:font-weight="normal" style:font-weight-asian="normal" style:font-style-complex="italic" style:font-weight-complex="normal"/>
    </style:style>
    <style:style style:name="T20" style:family="text">
      <style:text-properties fo:font-weight="normal" style:font-weight-asian="normal" style:font-weight-complex="normal"/>
    </style:style>
    <style:style style:name="T21" style:family="text">
      <style:text-properties fo:font-weight="normal" fo:background-color="transparent" loext:char-shading-value="0" style:font-weight-asian="normal" style:font-weight-complex="normal"/>
    </style:style>
    <style:style style:name="T22" style:family="text">
      <style:text-properties fo:font-size="9pt"/>
    </style:style>
    <style:style style:name="T23" style:family="text">
      <style:text-properties style:font-style-complex="italic"/>
    </style:style>
    <style:style style:name="T24" style:family="text">
      <style:text-properties officeooo:rsid="0010197f"/>
    </style:style>
    <style:style style:name="T25" style:family="text">
      <style:text-properties officeooo:rsid="00110f90"/>
    </style:style>
    <style:style style:name="T26" style:family="text">
      <style:text-properties officeooo:rsid="0017a326"/>
    </style:style>
    <style:style style:name="T27" style:family="text">
      <style:text-properties officeooo:rsid="0012268e"/>
    </style:style>
    <style:style style:name="T28" style:family="text">
      <style:text-properties officeooo:rsid="0013bd3d"/>
    </style:style>
    <style:style style:name="T29" style:family="text">
      <style:text-properties officeooo:rsid="0018cbe2"/>
    </style:style>
    <style:style style:name="T30" style:family="text">
      <style:text-properties officeooo:rsid="0019ec57"/>
    </style:style>
    <style:style style:name="T31" style:family="text">
      <style:text-properties officeooo:rsid="001c01a8"/>
    </style:style>
    <style:style style:name="T32" style:family="text">
      <style:text-properties officeooo:rsid="001dce42"/>
    </style:style>
    <style:style style:name="T33" style:family="text">
      <style:text-properties officeooo:rsid="001c600a"/>
    </style:style>
    <style:style style:name="T34" style:family="text">
      <style:text-properties officeooo:rsid="00238456"/>
    </style:style>
    <style:style style:name="T35" style:family="text">
      <style:text-properties officeooo:rsid="0023ec48"/>
    </style:style>
    <style:style style:name="T36" style:family="text">
      <style:text-properties officeooo:rsid="0024bfdf"/>
    </style:style>
    <style:style style:name="T37" style:family="text">
      <style:text-properties officeooo:rsid="0025a47f"/>
    </style:style>
    <style:style style:name="T38" style:family="text">
      <style:text-properties fo:font-style="italic" officeooo:rsid="00278cb0"/>
    </style:style>
    <style:style style:name="T39" style:family="text">
      <style:text-properties officeooo:rsid="00278cb0"/>
    </style:style>
    <style:style style:name="T40" style:family="text">
      <style:text-properties officeooo:rsid="002a2ac9"/>
    </style:style>
    <style:style style:name="T41" style:family="text">
      <style:text-properties style:font-name="Arial"/>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name" text:name="py3o.r.name"/>
        <text:user-field-decl office:value-type="string" office:string-value="r.prenom" text:name="py3o.r.prenom"/>
        <text:user-field-decl office:value-type="string" office:string-value="r.qualite_id.name" text:name="py3o.r.qualite_id.name"/>
        <text:user-field-decl office:value-type="string" office:string-value="r.sexe_id.name" text:name="py3o.r.sexe_id.name"/>
        <text:user-field-decl office:value-type="string" office:string-value="r.disposition_id.name" text:name="py3o.r.disposition_id.name"/>
        <text:user-field-decl office:value-type="string" office:string-value="o.etablissement_id.ville" text:name="py3o.o.etablissement_id.ville"/>
        <text:user-field-decl office:value-type="string" office:string-value="o.valideur_id.name" text:name="py3o.o.valideur_id.name"/>
        <text:user-field-decl office:value-type="string" office:string-value="o.etablissement_id.director_id.phone" text:name="py3o.o.etablissement_id.director_id.phone"/>
        <text:user-field-decl office:value-type="string" office:string-value="o.date_heure_constatation_faits" text:name="py3o.o.date_heure_constatation_faits"/>
        <text:user-field-decl office:value-type="string" office:string-value="o.lieu_faits" text:name="py3o.o.lieu_faits"/>
        <text:user-field-decl office:value-type="string" office:string-value="o.mesure_pour_proteger_accompagner" text:name="py3o.o.mesure_pour_proteger_accompagner"/>
        <text:user-field-decl office:value-type="string" office:string-value="o.mesure_pour_assurer_continuite" text:name="py3o.o.mesure_pour_assurer_continuite"/>
        <text:user-field-decl office:value-type="string" office:string-value="o.mesure_egard_autres_personnes" text:name="py3o.o.mesure_egard_autres_personnes"/>
        <text:user-field-decl office:value-type="string" office:string-value="o.mesure_usagers" text:name="py3o.o.mesure_usagers"/>
        <text:user-field-decl office:value-type="string" office:string-value="o.mesure_personnel" text:name="py3o.o.mesure_personnel"/>
        <text:user-field-decl office:value-type="string" office:string-value="o.mesure_organisation" text:name="py3o.o.mesure_organisation"/>
        <text:user-field-decl office:value-type="string" office:string-value="o.mesure_structure" text:name="py3o.o.mesure_structure"/>
        <text:user-field-decl office:value-type="string" office:string-value="o.communication_prevue_oui" text:name="py3o.o.communication_prevue_oui"/>
      </text:user-field-decls>
      <text:p text:style-name="Text_20_body"><draw:frame draw:style-name="fr3" draw:name="images1" text:anchor-type="paragraph" svg:x="-1.025cm" svg:y="-1.272cm" svg:width="3.649cm" svg:height="2.074cm" draw:z-index="2"><draw:image xlink:href="Pictures/2000001100000B580000068852086CAF79F4FDA6.svm" xlink:type="simple" xlink:show="embed" xlink:actuate="onLoad"/></draw:frame><draw:frame draw:style-name="fr4" draw:name="images2" text:anchor-type="paragraph" svg:x="13.243cm" svg:y="-1.245cm" svg:width="3.842cm" svg:height="2.118cm" draw:z-index="4"><draw:image xlink:href="Pictures/2000001100000DEE0000087F046DF43E638F078F.svm" xlink:type="simple" xlink:show="embed" xlink:actuate="onLoad"/></draw:frame></text:p>
      <text:p text:style-name="Text_20_body"><draw:frame draw:style-name="fr1" draw:name="Cadre1" text:anchor-type="paragraph" svg:x="-1.025cm" svg:y="0.365cm" svg:width="7.468cm" draw:z-index="3"><draw:text-box fo:min-height="0.928cm"><text:p text:style-name="P96">Délégation Départementale de Haute-Savoie</text:p><text:p text:style-name="P101">Direction de l'Autonomie</text:p></draw:text-box></draw:frame><draw:frame draw:style-name="fr1" draw:name="Cadre4" text:anchor-type="paragraph" svg:x="13.243cm" svg:y="0.365cm" svg:width="4.854cm" draw:z-index="5"><draw:text-box fo:min-height="0.928cm"><text:p text:style-name="P97">Direction de la Gérontologie et du Handicap</text:p></draw:text-box></draw:frame></text:p>
      <text:p text:style-name="Text_20_body"/>
      <text:p text:style-name="Text_20_body"><draw:frame draw:style-name="fr2" draw:name="Cadre2" text:anchor-type="paragraph" svg:x="-0.055cm" svg:y="0.183cm" svg:width="17.023cm" draw:z-index="1"><draw:text-box fo:min-height="2.448cm"><text:p text:style-name="P20"><text:span text:style-name="T14">Chaque structure informe les autorités administratives compétentes des faits qui relèvent de son périmètre d’activité et renseigne les items qui lui sont adaptés et pertinents au regard de ses missions et de son mode d’intervention. </text:span><text:span text:style-name="T15">La transmission de ces informations aux autorités administratives ne dispense en aucune manière de signaler, le cas échéant, le dysfonctionnement ou l'événement mentionné à l’article L. 331-8-1 du code de l’action sociale et des familles aux autorités judiciaires compétentes.</text:span><text:span text:style-name="T14"> Le directeur ou le responsable de la structure actualisera ou complétera ces informations en cas de nouveaux développements.</text:span></text:p><text:p text:style-name="P19">Protocole à transmettre au Conseil Départemental pour les signaux concernant les ESMS sous compétence conjointe.</text:p></draw:text-box></draw:frame></text:p>
      <text:p text:style-name="Text_20_body"/>
      <text:p text:style-name="Text_20_body"/>
      <text:p text:style-name="Text_20_body"/>
      <text:p text:style-name="P113">FORMULAIRE DE SIGNALEMENT des évènements indésirables en lien avec la prise en charge et la sécurité des usagers, le fonctionnement et l'organisation de l'établissement</text:p>
      <text:p text:style-name="P100"><draw:frame draw:style-name="fr1" draw:name="Cadre3" text:anchor-type="paragraph" svg:x="9.447cm" svg:y="-0.155cm" svg:width="7.565cm" draw:z-index="0"><draw:text-box fo:min-height="0.677cm"><text:p text:style-name="P102">N° de DOSSIER SIVSS : <text:span text:style-name="T1">(réservé à l'administration) </text:span></text:p></draw:text-box></draw:frame>Date et heure de l'évènement :</text:p>
      <table:table table:name="Tableau2" table:style-name="Tableau2">
        <table:table-column table:style-name="Tableau2.A"/>
        <table:table-row table:style-name="Tableau2.1">
          <table:table-cell table:style-name="Tableau2.A1" office:value-type="string">
            <text:p text:style-name="P55">I/ ÉTABLISSEMENT ET SERVICE</text:p>
            <text:p text:style-name="P56"><text:span text:style-name="T18">Déclarant </text:span>:  </text:p>
            <text:p text:style-name="P52">Nom et adresse de l’établissement ou service médico-social : </text:p>
            <text:p text:style-name="P54">Numéro FINESS de l'établissement : </text:p>
            <text:p text:style-name="P57">Nom et qualité de la personne adressant le signalement : </text:p>
            <text:p text:style-name="P53">Tél. : <text:user-field-get text:name="py3o.o.etablissement_id.director_id.phone">o.etablissement_id.director_id.phone</text:user-field-get> <text:s text:c="2"/>courriel :</text:p>
            <text:p text:style-name="P57">Nom et qualité de la personne à contacter pour plus d’informations si différente du signalant : </text:p>
            <text:p text:style-name="P53">Tél. : <text:user-field-get text:name="py3o.o.etablissement_id.director_id.phone">o.etablissement_id.director_id.phone</text:user-field-get> <text:s/>courriel : </text:p>
            <text:p text:style-name="P52">Date et heure du signalement aux autorités:</text:p>
            <text:p text:style-name="P52">Autorités administratives informées: Président Conseil Départemental – Préfet – signalement au procureur</text:p>
            <text:p text:style-name="P57">Nom(s) et qualité(s) des personnels présents lors de l’événement : </text:p>
            <text:p text:style-name="P58"><text:a xlink:type="simple" xlink:href="py3o://if=%22o.victim_ids%22" text:style-name="Internet_20_link" text:visited-style-name="Visited_20_Internet_20_Link"><text:span text:style-name="T34">if="o.victim_ids"</text:span></text:a></text:p>
            <table:table table:name="Tableau1" table:style-name="Tableau1">
              <table:table-column table:style-name="Tableau1.A" table:number-columns-repeated="3"/>
              <table:table-row>
                <table:table-cell table:style-name="Tableau1.A1" office:value-type="string">
                  <text:p text:style-name="P37">Nom</text:p>
                </table:table-cell>
                <table:table-cell table:style-name="Tableau1.A1" office:value-type="string">
                  <text:p text:style-name="P37">Prénom</text:p>
                </table:table-cell>
                <table:table-cell table:style-name="Tableau1.C1" office:value-type="string">
                  <text:p text:style-name="P37">Qualité</text:p>
                </table:table-cell>
              </table:table-row>
              <table:table-row>
                <table:table-cell table:style-name="Tableau1.A2" office:value-type="string">
                  <text:p text:style-name="P30"><text:a xlink:type="simple" xlink:href="py3o://for=%22r%20in%20o.victim_ids%22" text:style-name="Internet_20_link" text:visited-style-name="Visited_20_Internet_20_Link"><text:span text:style-name="T34">for="r in o.victim_ids"</text:span></text:a></text:p>
                </table:table-cell>
                <table:table-cell table:style-name="Tableau1.A2" office:value-type="string">
                  <text:p text:style-name="P29"/>
                </table:table-cell>
                <table:table-cell table:style-name="Tableau1.C2" office:value-type="string">
                  <text:p text:style-name="P29"/>
                </table:table-cell>
              </table:table-row>
              <table:table-row>
                <table:table-cell table:style-name="Tableau1.A2" office:value-type="string">
                  <text:p text:style-name="P47"><text:user-field-get text:name="py3o.r.name">r.name</text:user-field-get></text:p>
                </table:table-cell>
                <table:table-cell table:style-name="Tableau1.A2" office:value-type="string">
                  <text:p text:style-name="P47"><text:user-field-get text:name="py3o.r.prenom">r.prenom</text:user-field-get></text:p>
                </table:table-cell>
                <table:table-cell table:style-name="Tableau1.C2" office:value-type="string">
                  <text:p text:style-name="P30"><text:user-field-get text:name="py3o.r.qualite_id.name">r.qualite_id.name</text:user-field-get></text:p>
                </table:table-cell>
              </table:table-row>
              <table:table-row>
                <table:table-cell table:style-name="Tableau1.A2" office:value-type="string">
                  <text:p text:style-name="P30"><text:a xlink:type="simple" xlink:href="py3o:///for" text:style-name="Internet_20_link" text:visited-style-name="Visited_20_Internet_20_Link"><text:span text:style-name="T34">/for</text:span></text:a></text:p>
                </table:table-cell>
                <table:table-cell table:style-name="Tableau1.A2" office:value-type="string">
                  <text:p text:style-name="P29"/>
                </table:table-cell>
                <table:table-cell table:style-name="Tableau1.C2" office:value-type="string">
                  <text:p text:style-name="P29"/>
                </table:table-cell>
              </table:table-row>
            </table:table>
            <text:p text:style-name="P59"><text:a xlink:type="simple" xlink:href="py3o:///if" text:style-name="Internet_20_link" text:visited-style-name="Visited_20_Internet_20_Link"><text:span text:style-name="T34">/if</text:span></text:a></text:p>
            <text:p text:style-name="P60">Nombre de victimes déclarées: </text:p>
            <text:p text:style-name="P51"><text:soft-page-break/><text:span text:style-name="T6">Nombre de victimes présumées</text:span> :  </text:p>
            <table:table table:name="Tableau3" table:style-name="Tableau3">
              <table:table-column table:style-name="Tableau3.A" table:number-columns-repeated="3"/>
              <table:table-column table:style-name="Tableau3.D"/>
              <table:table-row>
                <table:table-cell table:style-name="Tableau3.A1" office:value-type="string">
                  <text:p text:style-name="P36">Nom</text:p>
                </table:table-cell>
                <table:table-cell table:style-name="Tableau3.A1" office:value-type="string">
                  <text:p text:style-name="P36">Prénom</text:p>
                </table:table-cell>
                <table:table-cell table:style-name="Tableau3.A1" office:value-type="string">
                  <text:p text:style-name="P36">Date de naissance</text:p>
                </table:table-cell>
                <table:table-cell table:style-name="Tableau3.D1" office:value-type="string">
                  <text:p text:style-name="P36">Sexe</text:p>
                </table:table-cell>
              </table:table-row>
              <table:table-row>
                <table:table-cell table:style-name="Tableau3.A2" office:value-type="string">
                  <text:p text:style-name="P35"><text:a xlink:type="simple" xlink:href="py3o://for=%22r%20in%20o.victim_ids%22" text:style-name="Internet_20_link" text:visited-style-name="Visited_20_Internet_20_Link"><text:span text:style-name="T35">for="r in o.victim_ids"</text:span></text:a></text:p>
                </table:table-cell>
                <table:table-cell table:style-name="Tableau3.A2" office:value-type="string">
                  <text:p text:style-name="P28"/>
                </table:table-cell>
                <table:table-cell table:style-name="Tableau3.A2" office:value-type="string">
                  <text:p text:style-name="P28"/>
                </table:table-cell>
                <table:table-cell table:style-name="Tableau3.D2" office:value-type="string">
                  <text:p text:style-name="P28"/>
                </table:table-cell>
              </table:table-row>
              <table:table-row>
                <table:table-cell table:style-name="Tableau3.A2" office:value-type="string">
                  <text:p text:style-name="P48"><text:user-field-get text:name="py3o.r.name">r.name</text:user-field-get></text:p>
                </table:table-cell>
                <table:table-cell table:style-name="Tableau3.A2" office:value-type="string">
                  <text:p text:style-name="P48"><text:user-field-get text:name="py3o.r.prenom">r.prenom</text:user-field-get></text:p>
                </table:table-cell>
                <table:table-cell table:style-name="Tableau3.A2" office:value-type="string">
                  <text:p text:style-name="P35"><text:a xlink:type="simple" xlink:href="py3o://function=%22o.t(o.d(r.birthdate))%22" text:style-name="Internet_20_link" text:visited-style-name="Visited_20_Internet_20_Link"><text:span text:style-name="T36">function="o.t(o.d(r.birthdate))"</text:span></text:a></text:p>
                </table:table-cell>
                <table:table-cell table:style-name="Tableau3.D2" office:value-type="string">
                  <text:p text:style-name="P48"><text:user-field-get text:name="py3o.r.sexe_id.name">r.sexe_id.name</text:user-field-get></text:p>
                </table:table-cell>
              </table:table-row>
              <table:table-row>
                <table:table-cell table:style-name="Tableau3.A2" office:value-type="string">
                  <text:p text:style-name="P35"><text:a xlink:type="simple" xlink:href="py3o:///for" text:style-name="Internet_20_link" text:visited-style-name="Visited_20_Internet_20_Link"><text:span text:style-name="T35">/for</text:span></text:a></text:p>
                </table:table-cell>
                <table:table-cell table:style-name="Tableau3.A2" office:value-type="string">
                  <text:p text:style-name="P28"/>
                </table:table-cell>
                <table:table-cell table:style-name="Tableau3.A2" office:value-type="string">
                  <text:p text:style-name="P28"/>
                </table:table-cell>
                <table:table-cell table:style-name="Tableau3.D2" office:value-type="string">
                  <text:p text:style-name="P28"/>
                </table:table-cell>
              </table:table-row>
            </table:table>
            <text:p text:style-name="P50"/>
          </table:table-cell>
        </table:table-row>
      </table:table>
      <text:p text:style-name="P64"/>
      <text:p text:style-name="P116">II/ RESUME DES FAITS (en 2 à 3 lignes)</text:p>
      <text:p text:style-name="P115">Cf. partie IV/ Circonstances et déroulement des faits</text:p>
      <text:p text:style-name="P66"/>
      <table:table table:name="Tableau9" table:style-name="Tableau9">
        <table:table-column table:style-name="Tableau9.A"/>
        <table:table-row>
          <table:table-cell table:style-name="Tableau9.A1" office:value-type="string">
            <text:p text:style-name="P69">III/ NATURE DES ÉVÈNEMENTS DÉCLARÉS</text:p>
            <text:p text:style-name="P3">(type de violences/maltraitances ou de risques et conséquences pour la santé et la sécurité des personnes)</text:p>
            <text:p text:style-name="P79">Il est possible de cocher plusieurs cases</text:p>
            <text:p text:style-name="P70">Événements relatifs à la santé et/ou atteinte à l’intégrité de ou des victimes présumées</text:p>
            <text:p text:style-name="P73"/>
            <text:p text:style-name="P74">Les situations de maltraitance à l'égard de </text:p>
            <text:p text:style-name="P74">personnes accueillies :</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3"><text:a xlink:type="simple" xlink:href="py3o://function=%22o.nature(38)%22" text:style-name="Internet_20_link" text:visited-style-name="Visited_20_Internet_20_Link"><text:span text:style-name="T24">function="o.nature(38)"</text:span></text:a></text:p>
                </table:table-cell>
                <table:table-cell table:style-name="Tableau4.A1" office:value-type="string">
                  <text:p text:style-name="P21">Violences sexuelles</text:p>
                </table:table-cell>
                <table:table-cell table:style-name="Tableau4.A1" office:value-type="string">
                  <text:p text:style-name="P8">☐</text:p>
                </table:table-cell>
                <table:table-cell table:style-name="Tableau4.A1" office:value-type="string">
                  <text:p text:style-name="P5">Situations de perturbation de l’organisation ou du fonctionnement de la structure liées à des difficultés relationnelles <text:soft-page-break/>récurrentes avec la famille</text:p>
                </table:table-cell>
              </table:table-row>
              <table:table-row table:style-name="Tableau4.2">
                <table:table-cell table:style-name="Tableau4.A1" office:value-type="string">
                  <text:p text:style-name="P23"><text:a xlink:type="simple" xlink:href="py3o://function=%22o.nature(36)%22" text:style-name="Internet_20_link" text:visited-style-name="Visited_20_Internet_20_Link"><text:span text:style-name="T25">function="o.nature(36)"</text:span></text:a></text:p>
                </table:table-cell>
                <table:table-cell table:style-name="Tableau4.A1" office:value-type="string">
                  <text:p text:style-name="P21">Violences physiques</text:p>
                </table:table-cell>
                <table:table-cell table:style-name="Tableau4.A1" office:value-type="string">
                  <text:p text:style-name="P27"><text:a xlink:type="simple" xlink:href="py3o://function=%22o.nature(21)%22" text:style-name="Internet_20_link" text:visited-style-name="Visited_20_Internet_20_Link"><text:span text:style-name="T25">function="o.nature(21)"</text:span></text:a></text:p>
                </table:table-cell>
                <table:table-cell table:style-name="Tableau4.A1" office:value-type="string">
                  <text:p text:style-name="P22">Manquements graves au règlement du lieu d’hébergement ou d’accueil qui compromettent la prise en charge</text:p>
                </table:table-cell>
              </table:table-row>
              <table:table-row table:style-name="Tableau4.3">
                <table:table-cell table:style-name="Tableau4.A1" office:value-type="string">
                  <text:p text:style-name="P23"><text:a xlink:type="simple" xlink:href="py3o://function=%22o.nature(37)%22" text:style-name="Internet_20_link" text:visited-style-name="Visited_20_Internet_20_Link"><text:span text:style-name="T25">function="o.nature(37)"</text:span></text:a></text:p>
                </table:table-cell>
                <table:table-cell table:style-name="Tableau4.A1" office:value-type="string">
                  <text:p text:style-name="P21">Violences psychologiques et morales</text:p>
                </table:table-cell>
                <table:table-cell table:style-name="Tableau4.A1" office:value-type="string">
                  <text:p text:style-name="P9"><text:a xlink:type="simple" xlink:href="py3o://function=%22o.nature(23)%22" text:style-name="Internet_20_link" text:visited-style-name="Visited_20_Internet_20_Link"><text:span text:style-name="T25">function="o.nature(23)"</text:span></text:a></text:p>
                </table:table-cell>
                <table:table-cell table:style-name="Tableau4.A1" office:value-type="string">
                  <text:p text:style-name="P5">Négligences graves ou erreurs successives</text:p>
                </table:table-cell>
              </table:table-row>
              <table:table-row table:style-name="Tableau4.4">
                <table:table-cell table:style-name="Tableau4.A1" office:value-type="string">
                  <text:p text:style-name="P26"><text:a xlink:type="simple" xlink:href="py3o://function=%22o.nature(31)%22" text:style-name="Internet_20_link" text:visited-style-name="Visited_20_Internet_20_Link"><text:span text:style-name="T25">function="o.nature(31)"</text:span></text:a></text:p>
                </table:table-cell>
                <table:table-cell table:style-name="Tableau4.A1" office:value-type="string">
                  <text:p text:style-name="P25"><text:span text:style-name="T8">Violences médicales ou médicamenteuses</text:span> </text:p>
                </table:table-cell>
                <table:table-cell table:style-name="Tableau4.A1" office:value-type="string">
                  <text:p text:style-name="P24"><text:a xlink:type="simple" xlink:href="py3o://function=%22o.nature(7)%22" text:style-name="Internet_20_link" text:visited-style-name="Visited_20_Internet_20_Link"><text:span text:style-name="T25">function="o.nature(7)"</text:span></text:a></text:p>
                </table:table-cell>
                <table:table-cell table:style-name="Tableau4.A1" office:value-type="string">
                  <text:p text:style-name="P22">Comportements violents de la part d’usagers, à l’égard d’autres usagers ou à l’égard de professionnels </text:p>
                </table:table-cell>
              </table:table-row>
              <table:table-row table:style-name="Tableau4.3">
                <table:table-cell table:style-name="Tableau4.A1" office:value-type="string">
                  <text:p text:style-name="P23"><text:a xlink:type="simple" xlink:href="py3o://function=%22o.nature(20)%22" text:style-name="Internet_20_link" text:visited-style-name="Visited_20_Internet_20_Link"><text:span text:style-name="T25">function="o.nature(20)"</text:span></text:a></text:p>
                </table:table-cell>
                <table:table-cell table:style-name="Tableau4.A1" office:value-type="string">
                  <text:p text:style-name="P21">Maltraitances non précisées</text:p>
                </table:table-cell>
                <table:table-cell table:style-name="Tableau4.A1" office:value-type="string">
                  <text:p text:style-name="P24"><text:a xlink:type="simple" xlink:href="py3o://function=%22o.nature(22)%22" text:style-name="Internet_20_link" text:visited-style-name="Visited_20_Internet_20_Link"><text:span text:style-name="T25">function="o.nature(22)"</text:span></text:a></text:p>
                </table:table-cell>
                <table:table-cell table:style-name="Tableau4.A1" office:value-type="string">
                  <text:p text:style-name="P6"><text:span text:style-name="T19">Mise en danger par dérive sectaire </text:span>et radicalisation</text:p>
                </table:table-cell>
              </table:table-row>
              <table:table-row table:style-name="Tableau4.6">
                <table:table-cell table:style-name="Tableau4.A1" office:value-type="string">
                  <text:p text:style-name="P104"/>
                </table:table-cell>
                <table:table-cell table:style-name="Tableau4.A1" office:value-type="string">
                  <text:p text:style-name="P71"/>
                </table:table-cell>
                <table:table-cell table:style-name="Tableau4.A1" office:value-type="string">
                  <text:p text:style-name="P105"><text:a xlink:type="simple" xlink:href="py3o://function=%22o.consequence(1)%22" text:style-name="Internet_20_link" text:visited-style-name="Visited_20_Internet_20_Link"><text:span text:style-name="T26">function="o.consequence(1)"</text:span></text:a></text:p>
                </table:table-cell>
                <table:table-cell table:style-name="Tableau4.A1" office:value-type="string">
                  <text:p text:style-name="P106">Autre (à préciser) :</text:p>
                </table:table-cell>
              </table:table-row>
            </table:table>
            <text:p text:style-name="P62"/>
            <text:p text:style-name="P67">Évènements relatifs à la sécurité des usager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42"><text:a xlink:type="simple" xlink:href="py3o://function=%22o.nature(32)%22" text:style-name="Internet_20_link" text:visited-style-name="Visited_20_Internet_20_Link"><text:span text:style-name="T25">function="o.nature(32)"</text:span></text:a></text:p>
                </table:table-cell>
                <table:table-cell table:style-name="Tableau5.A1" office:value-type="string">
                  <text:p text:style-name="P40">Vols récurrents à l’encontre des résidents, si dépôt de plainte</text:p>
                </table:table-cell>
                <table:table-cell table:style-name="Tableau5.A1" office:value-type="string">
                  <text:p text:style-name="P42"><text:a xlink:type="simple" xlink:href="py3o://function=%22o.nature(33)%22" text:style-name="Internet_20_link" text:visited-style-name="Visited_20_Internet_20_Link"><text:span text:style-name="T28">function="o.nature(33)"</text:span></text:a></text:p>
                </table:table-cell>
                <table:table-cell table:style-name="Tableau5.A1" office:value-type="string">
                  <text:p text:style-name="P87">Actes de malveillance au sein de l’établissement</text:p>
                </table:table-cell>
              </table:table-row>
              <table:table-row>
                <table:table-cell table:style-name="Tableau5.A1" office:value-type="string">
                  <text:p text:style-name="P42"><text:a xlink:type="simple" xlink:href="py3o://function=%22o.nature(27)%22" text:style-name="Internet_20_link" text:visited-style-name="Visited_20_Internet_20_Link"><text:span text:style-name="T27">function="o.nature(27)"</text:span></text:a></text:p>
                </table:table-cell>
                <table:table-cell table:style-name="Tableau5.A1" office:value-type="string">
                  <text:p text:style-name="P40">Sinistres et évènement météorologiques exceptionnels  (incendie, inondation, tempête)</text:p>
                </table:table-cell>
                <table:table-cell table:style-name="Tableau5.A1" office:value-type="string">
                  <text:p text:style-name="P42"><text:a xlink:type="simple" xlink:href="py3o://function=%22o.nature(26)%22" text:style-name="Internet_20_link" text:visited-style-name="Visited_20_Internet_20_Link"><text:span text:style-name="T28">function="o.nature(26)"</text:span></text:a></text:p>
                </table:table-cell>
                <table:table-cell table:style-name="Tableau5.A1" office:value-type="string">
                  <text:p text:style-name="P12">Présentation de faux diplômes</text:p>
                </table:table-cell>
              </table:table-row>
              <table:table-row>
                <table:table-cell table:style-name="Tableau5.A1" office:value-type="string">
                  <text:p text:style-name="P40"/>
                </table:table-cell>
                <table:table-cell table:style-name="Tableau5.A1" office:value-type="string">
                  <text:p text:style-name="P40"/>
                </table:table-cell>
                <table:table-cell table:style-name="Tableau5.A1" office:value-type="string">
                  <text:p text:style-name="P42"><text:a xlink:type="simple" xlink:href="py3o://function=%22o.consequence(1)%22" text:style-name="Internet_20_link" text:visited-style-name="Visited_20_Internet_20_Link"><text:span text:style-name="T26">function="o.consequence(1)"</text:span></text:a></text:p>
                </table:table-cell>
                <table:table-cell table:style-name="Tableau5.A1" office:value-type="string">
                  <text:p text:style-name="P40">Autre (à préciser) :</text:p>
                </table:table-cell>
              </table:table-row>
            </table:table>
            <text:p text:style-name="P63"/>
            <text:p text:style-name="P67">Évènements relatifs au fonctionnement et organisation de l’établissement</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43"><text:a xlink:type="simple" xlink:href="py3o://function=%22o.nature(8)%22" text:style-name="Internet_20_link" text:visited-style-name="Visited_20_Internet_20_Link"><text:span text:style-name="T28">function="o.nature(8)"</text:span></text:a></text:p>
                </table:table-cell>
                <table:table-cell table:style-name="Tableau6.A1" office:value-type="string">
                  <text:p text:style-name="P40">Conflits sociaux ou menaces de conflits sociaux pouvant entrainer un risque pour l'usager </text:p>
                </table:table-cell>
                <table:table-cell table:style-name="Tableau6.A1" office:value-type="string">
                  <text:p text:style-name="P44"><text:a xlink:type="simple" xlink:href="py3o://function=%22o.nature(17)%22" text:style-name="Internet_20_link" text:visited-style-name="Visited_20_Internet_20_Link"><text:span text:style-name="T28">function="o.nature(17)"</text:span></text:a></text:p>
                </table:table-cell>
                <table:table-cell table:style-name="Tableau6.A1" office:value-type="string">
                  <text:p text:style-name="P87">Intrusion informatique </text:p>
                </table:table-cell>
              </table:table-row>
              <table:table-row>
                <table:table-cell table:style-name="Tableau6.A1" office:value-type="string">
                  <text:p text:style-name="P43"><text:a xlink:type="simple" xlink:href="py3o://function=%22o.nature(42)%22" text:style-name="Internet_20_link" text:visited-style-name="Visited_20_Internet_20_Link"><text:span text:style-name="T28">function="o.nature(42)"</text:span></text:a></text:p>
                </table:table-cell>
                <table:table-cell table:style-name="Tableau6.A1" office:value-type="string">
                  <text:p text:style-name="P40">Défaillances techniques significatives et durables </text:p>
                </table:table-cell>
                <table:table-cell table:style-name="Tableau6.A1" office:value-type="string">
                  <text:p text:style-name="P44"><text:a xlink:type="simple" xlink:href="py3o://function=%22o.consequence(1)%22" text:style-name="Internet_20_link" text:visited-style-name="Visited_20_Internet_20_Link"><text:span text:style-name="T26">function="o.consequence(1)"</text:span></text:a></text:p>
                </table:table-cell>
                <table:table-cell table:style-name="Tableau6.A1" office:value-type="string">
                  <text:p text:style-name="P17">Autre (à préciser) :</text:p>
                </table:table-cell>
              </table:table-row>
            </table:table>
            <text:p text:style-name="Standard"/>
            <text:p text:style-name="P61">Evènements indésirables associés aux soins</text:p>
            <text:p text:style-name="P61"/>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45"><text:soft-page-break/><text:a xlink:type="simple" xlink:href="py3o://function=%22o.nature(24)%22" text:style-name="Internet_20_link" text:visited-style-name="Visited_20_Internet_20_Link"><text:span text:style-name="T28">function="o.nature(24)"</text:span></text:a></text:p>
                </table:table-cell>
                <table:table-cell table:style-name="Tableau7.A1" office:value-type="string">
                  <text:p text:style-name="P40">Non-respect de la prescription, erreur dans  la dispensation, la préparation ou l'administration </text:p>
                </table:table-cell>
                <table:table-cell table:style-name="Tableau7.A1" office:value-type="string">
                  <text:p text:style-name="P45"><text:a xlink:type="simple" xlink:href="py3o://function=%22o.nature(12)%22" text:style-name="Internet_20_link" text:visited-style-name="Visited_20_Internet_20_Link"><text:span text:style-name="T28">function="o.nature(12)"</text:span></text:a></text:p>
                </table:table-cell>
                <table:table-cell table:style-name="Tableau7.A1" office:value-type="string">
                  <text:p text:style-name="P87">Disparition inquiétantes de personnes accueillies <text:span text:style-name="T22">(services de police ou gendarmeries alertés)</text:span> </text:p>
                </table:table-cell>
              </table:table-row>
              <table:table-row>
                <table:table-cell table:style-name="Tableau7.A1" office:value-type="string">
                  <text:p text:style-name="P45"><text:a xlink:type="simple" xlink:href="py3o://function=%22o.nature(14)%22" text:style-name="Internet_20_link" text:visited-style-name="Visited_20_Internet_20_Link"><text:span text:style-name="T28">function="o.nature(14)"</text:span></text:a></text:p>
                </table:table-cell>
                <table:table-cell table:style-name="Tableau7.A1" office:value-type="string">
                  <text:p text:style-name="P40">Erreur d'identité de patient dans la délivrance d'un médicament </text:p>
                </table:table-cell>
                <table:table-cell table:style-name="Tableau7.A1" office:value-type="string">
                  <text:p text:style-name="P45"><text:a xlink:type="simple" xlink:href="py3o://function=%22o.nature(45)%22" text:style-name="Internet_20_link" text:visited-style-name="Visited_20_Internet_20_Link"><text:span text:style-name="T28">function="o.nature(45)"</text:span></text:a></text:p>
                </table:table-cell>
                <table:table-cell table:style-name="Tableau7.A1" office:value-type="string">
                  <text:p text:style-name="P12">Fugues inquiétantes de personnes accueillies <text:span text:style-name="T22">(services de police ou gendarmeries alertés)</text:span> </text:p>
                </table:table-cell>
              </table:table-row>
              <table:table-row>
                <table:table-cell table:style-name="Tableau7.A1" office:value-type="string">
                  <text:p text:style-name="P45"><text:a xlink:type="simple" xlink:href="py3o://function=%22o.nature(28)%22" text:style-name="Internet_20_link" text:visited-style-name="Visited_20_Internet_20_Link"><text:span text:style-name="T28">function="o.nature(28)"</text:span></text:a></text:p>
                </table:table-cell>
                <table:table-cell table:style-name="Tableau7.A1" office:value-type="string">
                  <text:p text:style-name="P40">Suicide :</text:p>
                </table:table-cell>
                <table:table-cell table:style-name="Tableau7.A1" office:value-type="string">
                  <text:p text:style-name="P45"><text:a xlink:type="simple" xlink:href="py3o://function=%22o.nature(35)%22" text:style-name="Internet_20_link" text:visited-style-name="Visited_20_Internet_20_Link"><text:span text:style-name="T28">function="o.nature(35)"</text:span></text:a></text:p>
                </table:table-cell>
                <table:table-cell table:style-name="Tableau7.A1" office:value-type="string">
                  <text:p text:style-name="P40">Tentative de suicide :</text:p>
                </table:table-cell>
              </table:table-row>
            </table:table>
            <text:p text:style-name="Standard"/>
            <text:p text:style-name="P61">Critères généraux</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46"><text:a xlink:type="simple" xlink:href="py3o://function=%22o.criteres(1)%22" text:style-name="Internet_20_link" text:visited-style-name="Visited_20_Internet_20_Link"><text:span text:style-name="T29">function="o.criteres(1)"</text:span></text:a></text:p>
                </table:table-cell>
                <table:table-cell table:style-name="Tableau8.A1" office:value-type="string">
                  <text:p text:style-name="P40">Evènement inhabituel par sa nature, son ampleur ou sa gravité</text:p>
                </table:table-cell>
                <table:table-cell table:style-name="Tableau8.A1" office:value-type="string">
                  <text:p text:style-name="P46"><text:a xlink:type="simple" xlink:href="py3o://function=%22o.criteres(4)%22" text:style-name="Internet_20_link" text:visited-style-name="Visited_20_Internet_20_Link"><text:span text:style-name="T29">function="o.criteres(4)"</text:span></text:a></text:p>
                </table:table-cell>
                <table:table-cell table:style-name="Tableau8.A1" office:value-type="string">
                  <text:p text:style-name="P77">Evènement nécessitant l'activation du plan bleu</text:p>
                </table:table-cell>
              </table:table-row>
              <table:table-row>
                <table:table-cell table:style-name="Tableau8.A1" office:value-type="string">
                  <text:p text:style-name="P46"><text:a xlink:type="simple" xlink:href="py3o://function=%22o.criteres(2)%22" text:style-name="Internet_20_link" text:visited-style-name="Visited_20_Internet_20_Link"><text:span text:style-name="T29">function="o.criteres(2)"</text:span></text:a></text:p>
                </table:table-cell>
                <table:table-cell table:style-name="Tableau8.A1" office:value-type="string">
                  <text:p text:style-name="P40">Evènement ayant pour conséquence une exclusion temporaire ou définitive</text:p>
                </table:table-cell>
                <table:table-cell table:style-name="Tableau8.A1" office:value-type="string">
                  <text:p text:style-name="P46"><text:a xlink:type="simple" xlink:href="py3o://function=%22o.criteres(5)%22" text:style-name="Internet_20_link" text:visited-style-name="Visited_20_Internet_20_Link"><text:span text:style-name="T29">function="o.criteres(5)"</text:span></text:a></text:p>
                </table:table-cell>
                <table:table-cell table:style-name="Tableau8.A1" office:value-type="string">
                  <text:p text:style-name="P15">Evènement nécessitant l'activation d'une cellule d'urgence médico-psychologique (CUMP)</text:p>
                </table:table-cell>
              </table:table-row>
              <table:table-row>
                <table:table-cell table:style-name="Tableau8.A1" office:value-type="string">
                  <text:p text:style-name="P46"><text:a xlink:type="simple" xlink:href="py3o://function=%22o.criteres(3)%22" text:style-name="Internet_20_link" text:visited-style-name="Visited_20_Internet_20_Link"><text:span text:style-name="T29">function="o.criteres(3)"</text:span></text:a></text:p>
                </table:table-cell>
                <table:table-cell table:style-name="Tableau8.A1" office:value-type="string">
                  <text:p text:style-name="P40">Evènement ayant pour conséquence une sanction disciplinaire grave ou une procédure judiciaire à l'encontre de personnels </text:p>
                </table:table-cell>
                <table:table-cell table:style-name="Tableau8.A1" office:value-type="string">
                  <text:p text:style-name="P41"/>
                </table:table-cell>
                <table:table-cell table:style-name="Tableau8.A1" office:value-type="string">
                  <text:p text:style-name="P40"/>
                </table:table-cell>
              </table:table-row>
            </table:table>
            <text:p text:style-name="P110"/>
          </table:table-cell>
        </table:table-row>
      </table:table>
      <text:p text:style-name="P69"/>
      <table:table table:name="Tableau10" table:style-name="Tableau10">
        <table:table-column table:style-name="Tableau10.A"/>
        <table:table-row>
          <table:table-cell table:style-name="Tableau10.A1" office:value-type="string">
            <text:p text:style-name="P69">IV/ CIRCONSTANCES et DÉROULEMENT DES FAITS</text:p>
            <text:p text:style-name="P80">Date et heure des faits :</text:p>
            <text:p text:style-name="P81">Date et heure de la constatation des faits: <text:user-field-get text:name="py3o.o.date_heure_constatation_faits">o.date_heure_constatation_faits</text:user-field-get></text:p>
            <text:p text:style-name="P84"><text:span text:style-name="T6">Lieu </text:span>(préciser si unité/service particulier) : <text:user-field-get text:name="py3o.o.lieu_faits">o.lieu_faits</text:user-field-get></text:p>
            <text:p text:style-name="P90"/>
            <text:p text:style-name="P83"><text:span text:style-name="T6">Circonstances </text:span>:</text:p>
            <text:p text:style-name="P83"/>
          </table:table-cell>
        </table:table-row>
      </table:table>
      <text:p text:style-name="P69"/>
      <table:table table:name="Tableau11" table:style-name="Tableau11">
        <table:table-column table:style-name="Tableau11.A"/>
        <table:table-row>
          <table:table-cell table:style-name="Tableau11.A1" office:value-type="string">
            <text:p text:style-name="P65">V/ VICTIME(S) DÉCLARÉE(S)</text:p>
            <text:p text:style-name="P65"/>
            <text:p text:style-name="P82">Identifiée: ☐ oui                  ☐ non</text:p>
            <text:p text:style-name="P86"><text:a xlink:type="simple" xlink:href="py3o://if=%22o.victim_ids%22" text:style-name="Internet_20_link" text:visited-style-name="Visited_20_Internet_20_Link"><text:span text:style-name="T37">if="o.victim_ids"</text:span></text:a></text:p>
            <table:table table:name="Tableau12" table:style-name="Tableau12">
              <table:table-column table:style-name="Tableau12.A"/>
              <table:table-column table:style-name="Tableau12.B"/>
              <table:table-column table:style-name="Tableau12.A"/>
              <table:table-column table:style-name="Tableau12.B"/>
              <table:table-column table:style-name="Tableau12.E"/>
              <table:table-row>
                <table:table-cell table:style-name="Tableau12.A1" office:value-type="string">
                  <text:p text:style-name="P28">Nom</text:p>
                </table:table-cell>
                <table:table-cell table:style-name="Tableau12.A1" office:value-type="string">
                  <text:p text:style-name="P28">Prénom</text:p>
                </table:table-cell>
                <table:table-cell table:style-name="Tableau12.A1" office:value-type="string">
                  <text:p text:style-name="P28">Sexe</text:p>
                </table:table-cell>
                <table:table-cell table:style-name="Tableau12.A1" office:value-type="string">
                  <text:p text:style-name="P28">Date de naissance</text:p>
                </table:table-cell>
                <table:table-cell table:style-name="Tableau12.E1" office:value-type="string">
                  <text:p text:style-name="P28">Qualité</text:p>
                </table:table-cell>
              </table:table-row>
              <table:table-row>
                <table:table-cell table:style-name="Tableau12.A2" office:value-type="string">
                  <text:p text:style-name="P49"><text:a xlink:type="simple" xlink:href="py3o://for=%22r%20in%20o.victim_ids%22" text:style-name="Internet_20_link" text:visited-style-name="Visited_20_Internet_20_Link"><text:span text:style-name="T37">for="r in o.victim_ids"</text:span></text:a></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E2" office:value-type="string">
                  <text:p text:style-name="Table_20_Contents"/>
                </table:table-cell>
              </table:table-row>
              <table:table-row>
                <table:table-cell table:style-name="Tableau12.A2" office:value-type="string">
                  <text:p text:style-name="P48"><text:user-field-get text:name="py3o.r.name">r.name</text:user-field-get></text:p>
                </table:table-cell>
                <table:table-cell table:style-name="Tableau12.A2" office:value-type="string">
                  <text:p text:style-name="P48"><text:user-field-get text:name="py3o.r.prenom">r.prenom</text:user-field-get></text:p>
                </table:table-cell>
                <table:table-cell table:style-name="Tableau12.A2" office:value-type="string">
                  <text:p text:style-name="P48"><text:user-field-get text:name="py3o.r.sexe_id.name">r.sexe_id.name</text:user-field-get></text:p>
                </table:table-cell>
                <table:table-cell table:style-name="Tableau12.A2" office:value-type="string">
                  <text:p text:style-name="P49"><text:a xlink:type="simple" xlink:href="py3o://function=%22o.t(o.d(r.birthdate))%22" text:style-name="Internet_20_link" text:visited-style-name="Visited_20_Internet_20_Link"><text:span text:style-name="T37">function="o.t(o.d(r.birthdate))"</text:span></text:a></text:p>
                </table:table-cell>
                <table:table-cell table:style-name="Tableau12.E2" office:value-type="string">
                  <text:p text:style-name="P31"><text:user-field-get text:name="py3o.r.qualite_id.name">r.qualite_id.name</text:user-field-get></text:p>
                </table:table-cell>
              </table:table-row>
              <table:table-row>
                <table:table-cell table:style-name="Tableau12.A2" office:value-type="string">
                  <text:p text:style-name="P49"><text:soft-page-break/><text:a xlink:type="simple" xlink:href="py3o:///for" text:style-name="Internet_20_link" text:visited-style-name="Visited_20_Internet_20_Link"><text:span text:style-name="T37">/for</text:span></text:a></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E2" office:value-type="string">
                  <text:p text:style-name="Table_20_Contents"/>
                </table:table-cell>
              </table:table-row>
            </table:table>
            <text:p text:style-name="P16"><text:a xlink:type="simple" xlink:href="py3o:///if" text:style-name="Internet_20_link" text:visited-style-name="Visited_20_Internet_20_Link"><text:span text:style-name="T37">/if</text:span></text:a></text:p>
            <text:p text:style-name="P82"><text:span text:style-name="T6">Information faite à la famille ou au représentant légal</text:span> sous réserve de l'accord de la personne concernée selon la nature des faits : <text:s/>Oui         ☐                   Non       ☐</text:p>
            <text:p text:style-name="P78">Date et heure de l’information :</text:p>
          </table:table-cell>
        </table:table-row>
      </table:table>
      <text:p text:style-name="P68"/>
      <table:table table:name="Tableau13" table:style-name="Tableau13">
        <table:table-column table:style-name="Tableau13.A"/>
        <table:table-row>
          <table:table-cell table:style-name="Tableau13.A1" office:value-type="string">
            <text:p text:style-name="P14">VI/ AUTEUR PRÉSUMÉ (LE CAS ÉCHÉANT)</text:p>
            <text:p text:style-name="P13">(Répéter autant de fois que d’auteurs présumés)</text:p>
            <text:p text:style-name="P4"><text:a xlink:type="simple" xlink:href="py3o://if=%22o.auteur_ids%22" text:style-name="Internet_20_link" text:visited-style-name="Visited_20_Internet_20_Link"><text:span text:style-name="T38">if="o.auteur_ids"</text:span></text:a></text:p>
            <table:table table:name="Tableau14" table:style-name="Tableau14">
              <table:table-column table:style-name="Tableau14.A" table:number-columns-repeated="2"/>
              <table:table-column table:style-name="Tableau14.C"/>
              <table:table-column table:style-name="Tableau14.D"/>
              <table:table-column table:style-name="Tableau14.E"/>
              <table:table-column table:style-name="Tableau14.F"/>
              <table:table-row>
                <table:table-cell table:style-name="Tableau14.A1" office:value-type="string">
                  <text:p text:style-name="P28">Nom</text:p>
                </table:table-cell>
                <table:table-cell table:style-name="Tableau14.A1" office:value-type="string">
                  <text:p text:style-name="P28">Prénom</text:p>
                </table:table-cell>
                <table:table-cell table:style-name="Tableau14.A1" office:value-type="string">
                  <text:p text:style-name="P28">Sexe</text:p>
                </table:table-cell>
                <table:table-cell table:style-name="Tableau14.A1" office:value-type="string">
                  <text:p text:style-name="P28">Date de naissance</text:p>
                </table:table-cell>
                <table:table-cell table:style-name="Tableau14.A1" office:value-type="string">
                  <text:p text:style-name="P28">Qualité</text:p>
                </table:table-cell>
                <table:table-cell table:style-name="Tableau14.F1" office:value-type="string">
                  <text:p text:style-name="P28">Dispositions prises</text:p>
                </table:table-cell>
              </table:table-row>
              <table:table-row>
                <table:table-cell table:style-name="Tableau14.A2" office:value-type="string">
                  <text:p text:style-name="P49"><text:a xlink:type="simple" xlink:href="py3o://for=%22r%20in%20o.auteur_ids%22" text:style-name="Internet_20_link" text:visited-style-name="Visited_20_Internet_20_Link"><text:span text:style-name="T39">for="r in o.auteur_ids"</text:span></text:a></text:p>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F2" office:value-type="string">
                  <text:p text:style-name="Table_20_Contents"/>
                </table:table-cell>
              </table:table-row>
              <table:table-row>
                <table:table-cell table:style-name="Tableau14.A2" office:value-type="string">
                  <text:p text:style-name="P48"><text:user-field-get text:name="py3o.r.name">r.name</text:user-field-get></text:p>
                </table:table-cell>
                <table:table-cell table:style-name="Tableau14.A2" office:value-type="string">
                  <text:p text:style-name="P48"><text:user-field-get text:name="py3o.r.prenom">r.prenom</text:user-field-get></text:p>
                </table:table-cell>
                <table:table-cell table:style-name="Tableau14.A2" office:value-type="string">
                  <text:p text:style-name="P48"><text:user-field-get text:name="py3o.r.sexe_id.name">r.sexe_id.name</text:user-field-get></text:p>
                </table:table-cell>
                <table:table-cell table:style-name="Tableau14.A2" office:value-type="string">
                  <text:p text:style-name="P49"><text:a xlink:type="simple" xlink:href="py3o://function=%22o.t(o.d(r.birthdate))%22" text:style-name="Internet_20_link" text:visited-style-name="Visited_20_Internet_20_Link"><text:span text:style-name="T39">function="o.t(o.d(r.birthdate))"</text:span></text:a></text:p>
                </table:table-cell>
                <table:table-cell table:style-name="Tableau14.A2" office:value-type="string">
                  <text:p text:style-name="P31"><text:user-field-get text:name="py3o.r.qualite_id.name">r.qualite_id.name</text:user-field-get></text:p>
                </table:table-cell>
                <table:table-cell table:style-name="Tableau14.F2" office:value-type="string">
                  <text:p text:style-name="P49"><text:user-field-get text:name="py3o.r.disposition_id.name">r.disposition_id.name</text:user-field-get></text:p>
                </table:table-cell>
              </table:table-row>
              <table:table-row table:style-name="Tableau14.4">
                <table:table-cell table:style-name="Tableau14.A2" office:value-type="string">
                  <text:p text:style-name="P49"><text:a xlink:type="simple" xlink:href="py3o:///for" text:style-name="Internet_20_link" text:visited-style-name="Visited_20_Internet_20_Link"><text:span text:style-name="T39">/for</text:span></text:a></text:p>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F2" office:value-type="string">
                  <text:p text:style-name="Table_20_Contents"/>
                </table:table-cell>
              </table:table-row>
            </table:table>
            <text:p text:style-name="P93"><text:a xlink:type="simple" xlink:href="py3o:///if" text:style-name="Internet_20_link" text:visited-style-name="Visited_20_Internet_20_Link"><text:span text:style-name="T39">/if</text:span></text:a></text:p>
            <text:p text:style-name="P32"/>
          </table:table-cell>
        </table:table-row>
      </table:table>
      <table:table table:name="Tableau15" table:style-name="Tableau15">
        <table:table-column table:style-name="Tableau15.A"/>
        <table:table-row>
          <table:table-cell table:style-name="Tableau15.A1" office:value-type="string">
            <text:p text:style-name="P91">VII/ CONSEQUENCES CONSTATEES AU MOMENT DE LA TRANSMISSION DE L'INFORMATION</text:p>
            <text:list xml:id="list6292622380876717700" text:style-name="L1">
              <text:list-item>
                <text:p text:style-name="P117">Pour les personnes prises en charge</text:p>
              </text:list-item>
            </text:list>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4"><text:a xlink:type="simple" xlink:href="py3o://function=%22o.prise(1)%22" text:style-name="Internet_20_link" text:visited-style-name="Visited_20_Internet_20_Link"><text:span text:style-name="T30">function="o.prise(1)"</text:span></text:a> <text:s/></text:p>
                </table:table-cell>
                <table:table-cell table:style-name="Tableau16.A1" office:value-type="string">
                  <text:p text:style-name="P28">Décès*</text:p>
                </table:table-cell>
                <table:table-cell table:style-name="Tableau16.A1" office:value-type="string">
                  <text:p text:style-name="P34"><text:a xlink:type="simple" xlink:href="py3o://function=%22o.prise(3)%22" text:style-name="Internet_20_link" text:visited-style-name="Visited_20_Internet_20_Link"><text:span text:style-name="T30">function="o.prise(3)"</text:span></text:a></text:p>
                </table:table-cell>
                <table:table-cell table:style-name="Tableau16.A1" office:value-type="string">
                  <text:p text:style-name="P28"><text:span text:style-name="T2">Probable déficit fonctionnel permanent*</text:span> </text:p>
                </table:table-cell>
              </table:table-row>
              <table:table-row>
                <table:table-cell table:style-name="Tableau16.A1" office:value-type="string">
                  <text:p text:style-name="P34"><text:a xlink:type="simple" xlink:href="py3o://function=%22o.prise(2)%22" text:style-name="Internet_20_link" text:visited-style-name="Visited_20_Internet_20_Link"><text:span text:style-name="T30">function="o.prise(2)"</text:span></text:a></text:p>
                </table:table-cell>
                <table:table-cell table:style-name="Tableau16.A1" office:value-type="string">
                  <text:p text:style-name="P28">Mise en jeu du pronostic vital* (mesures de réanimation) </text:p>
                </table:table-cell>
                <table:table-cell table:style-name="Tableau16.A1" office:value-type="string">
                  <text:p text:style-name="P34"><text:a xlink:type="simple" xlink:href="py3o://function=%22o.prise(4)%22" text:style-name="Internet_20_link" text:visited-style-name="Visited_20_Internet_20_Link"><text:span text:style-name="T30">function="o.prise(4)"</text:span></text:a></text:p>
                </table:table-cell>
                <table:table-cell table:style-name="Tableau16.A1" office:value-type="string">
                  <text:p text:style-name="P2">Soins internes</text:p>
                </table:table-cell>
              </table:table-row>
              <table:table-row>
                <table:table-cell table:style-name="Tableau16.A1" office:value-type="string">
                  <text:p text:style-name="P34"><text:a xlink:type="simple" xlink:href="py3o://function=%22o.prise(5)%22" text:style-name="Internet_20_link" text:visited-style-name="Visited_20_Internet_20_Link"><text:span text:style-name="T30">function="o.prise(5)"</text:span></text:a></text:p>
                </table:table-cell>
                <table:table-cell table:style-name="Tableau16.A1" office:value-type="string">
                  <text:p text:style-name="P94">Hospitalisation</text:p>
                </table:table-cell>
                <table:table-cell table:style-name="Tableau16.A1" office:value-type="string">
                  <text:p text:style-name="P33"/>
                </table:table-cell>
                <table:table-cell table:style-name="Tableau16.A1" office:value-type="string">
                  <text:p text:style-name="P28"/>
                </table:table-cell>
              </table:table-row>
            </table:table>
            <text:list xml:id="list5899052761577432671" text:style-name="L2">
              <text:list-header>
                <text:p text:style-name="P118"/>
              </text:list-header>
            </text:list>
            <text:p text:style-name="P92"><text:span text:style-name="T8">*: conformément au décret n° 2016-1606 du 25 novembre 2016, sur la base de l’analyse des premiers éléments, l’ARS pourra demander une déclaration d’évènement indésirables grave associé aux soins </text:span><text:span text:style-name="T13">via</text:span><text:span text:style-name="T8"> le portail </text:span><text:a xlink:type="simple" xlink:href="https://signalement.social-sante.gouv.fr/" text:style-name="Internet_20_link" text:visited-style-name="Visited_20_Internet_20_Link"><text:span text:style-name="T8">signalement-sante.gouv.fr</text:span></text:a></text:p>
            <text:p text:style-name="P10"/>
            <text:list xml:id="list150626840267277" text:continue-list="list6292622380876717700" text:style-name="L1">
              <text:list-item>
                <text:p text:style-name="P117">Pour les personnels</text:p>
              </text:list-item>
            </text:list>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4"><text:a xlink:type="simple" xlink:href="py3o://function=%22o.personnel(1)%22" text:style-name="Internet_20_link" text:visited-style-name="Visited_20_Internet_20_Link"><text:span text:style-name="T31">function="o.personnel(1)"</text:span></text:a></text:p>
                </table:table-cell>
                <table:table-cell table:style-name="Tableau17.A1" office:value-type="string">
                  <text:p text:style-name="P28">Interruption temporaire de travail</text:p>
                </table:table-cell>
                <table:table-cell table:style-name="Tableau17.A1" office:value-type="string">
                  <text:p text:style-name="P34"><text:a xlink:type="simple" xlink:href="py3o://function=%22o.personnel(3)%22" text:style-name="Internet_20_link" text:visited-style-name="Visited_20_Internet_20_Link"><text:span text:style-name="T32">function="o.personnel(3)"</text:span></text:a></text:p>
                </table:table-cell>
                <table:table-cell table:style-name="Tableau17.A1" office:value-type="string">
                  <text:p text:style-name="P28">Autre (y compris suicide ou tentative de suicide) : </text:p>
                </table:table-cell>
              </table:table-row>
              <table:table-row>
                <table:table-cell table:style-name="Tableau17.A1" office:value-type="string">
                  <text:p text:style-name="P34"><text:a xlink:type="simple" xlink:href="py3o://function=%22o.personnel(2)%22" text:style-name="Internet_20_link" text:visited-style-name="Visited_20_Internet_20_Link"><text:span text:style-name="T31">function="o.personnel(2)"</text:span></text:a></text:p>
                </table:table-cell>
                <table:table-cell table:style-name="Tableau17.A1" office:value-type="string">
                  <text:p text:style-name="P28">Réquisition</text:p>
                </table:table-cell>
                <table:table-cell table:style-name="Tableau17.A1" office:value-type="string">
                  <text:p text:style-name="P28"/>
                </table:table-cell>
                <table:table-cell table:style-name="Tableau17.A1" office:value-type="string">
                  <text:p text:style-name="P28"/>
                </table:table-cell>
              </table:table-row>
            </table:table>
            <text:p text:style-name="P78"/>
            <text:list xml:id="list150625937023401" text:continue-numbering="true" text:style-name="L1">
              <text:list-item>
                <text:p text:style-name="P117">Pour l'organisation et le fonctionnement de la structure</text:p>
              </text:list-item>
            </text:list>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34"><text:soft-page-break/><text:a xlink:type="simple" xlink:href="py3o://function=%22o.consequence(1)%22" text:style-name="Internet_20_link" text:visited-style-name="Visited_20_Internet_20_Link"><text:span text:style-name="T33">function="o.consequence(1)"</text:span></text:a></text:p>
                </table:table-cell>
                <table:table-cell table:style-name="Tableau18.A1" office:value-type="string">
                  <text:p text:style-name="P7">Difficultés d'approvisionnement</text:p>
                </table:table-cell>
                <table:table-cell table:style-name="Tableau18.A1" office:value-type="string">
                  <text:p text:style-name="P18"><text:a xlink:type="simple" xlink:href="py3o://function=%22o.consequence(4)%22" text:style-name="Internet_20_link" text:visited-style-name="Visited_20_Internet_20_Link"><text:span text:style-name="T33">function="o.consequence(4)"</text:span></text:a></text:p>
                </table:table-cell>
                <table:table-cell table:style-name="Tableau18.A1" office:value-type="string">
                  <text:p text:style-name="P7">Suspension d'activité</text:p>
                </table:table-cell>
              </table:table-row>
              <table:table-row>
                <table:table-cell table:style-name="Tableau18.A1" office:value-type="string">
                  <text:p text:style-name="P34"><text:a xlink:type="simple" xlink:href="py3o://function=%22o.consequence(2)%22" text:style-name="Internet_20_link" text:visited-style-name="Visited_20_Internet_20_Link"><text:span text:style-name="T33">function="o.consequence(2)"</text:span></text:a></text:p>
                </table:table-cell>
                <table:table-cell table:style-name="Tableau18.A1" office:value-type="string">
                  <text:p text:style-name="P7">Difficultés d'accès à la structure ou lieu de prise en charge</text:p>
                </table:table-cell>
                <table:table-cell table:style-name="Tableau18.A1" office:value-type="string">
                  <text:p text:style-name="P18"><text:a xlink:type="simple" xlink:href="py3o://function=%22o.consequence(5)%22" text:style-name="Internet_20_link" text:visited-style-name="Visited_20_Internet_20_Link"><text:span text:style-name="T33">function="o.consequence(5)"</text:span></text:a></text:p>
                </table:table-cell>
                <table:table-cell table:style-name="Tableau18.A1" office:value-type="string">
                  <text:p text:style-name="P7">Intervention des forces de l'ordre ou des secours</text:p>
                </table:table-cell>
              </table:table-row>
              <table:table-row>
                <table:table-cell table:style-name="Tableau18.A1" office:value-type="string">
                  <text:p text:style-name="P34"><text:a xlink:type="simple" xlink:href="py3o://function=%22o.consequence(3)%22" text:style-name="Internet_20_link" text:visited-style-name="Visited_20_Internet_20_Link"><text:span text:style-name="T33">function="o.consequence(3)"</text:span></text:a></text:p>
                </table:table-cell>
                <table:table-cell table:style-name="Tableau18.A1" office:value-type="string">
                  <text:p text:style-name="P7">Nécessité de déplacer les résidents</text:p>
                </table:table-cell>
                <table:table-cell table:style-name="Tableau18.A1" office:value-type="string">
                  <text:p text:style-name="P18"><text:a xlink:type="simple" xlink:href="py3o://function=%22o.consequence(1)%22" text:style-name="Internet_20_link" text:visited-style-name="Visited_20_Internet_20_Link"><text:span text:style-name="T33">function="o.consequence(1)"</text:span></text:a></text:p>
                </table:table-cell>
                <table:table-cell table:style-name="Tableau18.A1" office:value-type="string">
                  <text:p text:style-name="P7">Autre, à préciser :</text:p>
                </table:table-cell>
              </table:table-row>
            </table:table>
            <text:p text:style-name="P82"/>
          </table:table-cell>
        </table:table-row>
      </table:table>
      <text:p text:style-name="P68"/>
      <table:table table:name="Tableau19" table:style-name="Tableau19">
        <table:table-column table:style-name="Tableau19.A"/>
        <table:table-row>
          <table:table-cell table:style-name="Tableau19.A1" office:value-type="string">
            <text:p text:style-name="P75"><text:span text:style-name="T16">VIII/ MESURES IMMEDIATES PRISES PAR LA STRUCTURE </text:span><text:span text:style-name="T5">(à préciser par le responsable de la structure)</text:span></text:p>
            <text:list xml:id="list6689009897340837366" text:style-name="L3">
              <text:list-item>
                <text:p text:style-name="P120">Pour protéger, accompagner ou soutenir les personnes victimes ou exposées </text:p>
              </text:list-item>
            </text:list>
            <text:p text:style-name="P123"><text:user-field-get text:name="py3o.o.mesure_pour_proteger_accompagner">o.mesure_pour_proteger_accompagner</text:user-field-get></text:p>
            <text:list xml:id="list150626693564190" text:continue-numbering="true" text:style-name="L3">
              <text:list-item>
                <text:p text:style-name="P120">Pour assurer la continuité de la prise en charge, le cas échéant</text:p>
              </text:list-item>
            </text:list>
            <text:p text:style-name="P123"><text:user-field-get text:name="py3o.o.mesure_pour_assurer_continuite">o.mesure_pour_assurer_continuite</text:user-field-get></text:p>
            <text:list xml:id="list150626049784239" text:continue-numbering="true" text:style-name="L3">
              <text:list-item>
                <text:p text:style-name="P120">A l’égard des autres personnes prises en charge ou du personnel (information générale, soutien psychologique...)</text:p>
              </text:list-item>
            </text:list>
            <text:p text:style-name="P124"><text:user-field-get text:name="py3o.o.mesure_egard_autres_personnes">o.mesure_egard_autres_personnes</text:user-field-get></text:p>
            <text:list xml:id="list150626107596035" text:continue-numbering="true" text:style-name="L3">
              <text:list-item>
                <text:p text:style-name="P120">Autre (à préciser)</text:p>
              </text:list-item>
            </text:list>
            <text:p text:style-name="P85"/>
          </table:table-cell>
        </table:table-row>
      </table:table>
      <text:p text:style-name="P68"/>
      <table:table table:name="Tableau20" table:style-name="Tableau20">
        <table:table-column table:style-name="Tableau20.A"/>
        <table:table-row>
          <table:table-cell table:style-name="Tableau20.A1" office:value-type="string">
            <text:p text:style-name="P109">IX/ <text:s/>INFORMATION AUX AUTORITÉS JUDICIAIRES</text:p>
            <text:p text:style-name="P73"/>
            <text:p text:style-name="P72">Les autorités judiciaires ont été informées :<text:tab/>OUI <text:span text:style-name="T7">☐ <text:s text:c="3"/></text:span><text:span text:style-name="T23"><text:tab/>NON </text:span><text:span text:style-name="T17">☐</text:span></text:p>
            <text:p text:style-name="P73"/>
            <text:p text:style-name="P112"><text:span text:style-name="T10">Si oui : </text:span><text:span text:style-name="T12">d</text:span><text:span text:style-name="T8">ate de saisine : </text:span></text:p>
            <text:p text:style-name="P107"/>
            <text:p text:style-name="P112"><text:span text:style-name="T9">Auteur de la saisine</text:span><text:span text:style-name="T8"> : </text:span></text:p>
            <table:table table:name="Tableau21" table:style-name="Tableau21">
              <table:table-column table:style-name="Tableau21.A"/>
              <table:table-column table:style-name="Tableau21.B"/>
              <table:table-row>
                <table:table-cell table:style-name="Tableau21.A1" office:value-type="string">
                  <text:p text:style-name="P108">Victime présumée</text:p>
                </table:table-cell>
                <table:table-cell table:style-name="Tableau21.A1" office:value-type="string">
                  <text:p text:style-name="P39">☐</text:p>
                </table:table-cell>
              </table:table-row>
              <table:table-row>
                <table:table-cell table:style-name="Tableau21.A1" office:value-type="string">
                  <text:p text:style-name="P108">Représentant légal de la victime présumée</text:p>
                </table:table-cell>
                <table:table-cell table:style-name="Tableau21.A1" office:value-type="string">
                  <text:p text:style-name="P39">☐</text:p>
                </table:table-cell>
              </table:table-row>
              <table:table-row>
                <table:table-cell table:style-name="Tableau21.A1" office:value-type="string">
                  <text:p text:style-name="P108">Membre de la famille de la victime présumée</text:p>
                </table:table-cell>
                <table:table-cell table:style-name="Tableau21.A1" office:value-type="string">
                  <text:p text:style-name="P39">☐</text:p>
                </table:table-cell>
              </table:table-row>
              <table:table-row>
                <table:table-cell table:style-name="Tableau21.A1" office:value-type="string">
                  <text:p text:style-name="P108">Directeur de la structure</text:p>
                </table:table-cell>
                <table:table-cell table:style-name="Tableau21.A1" office:value-type="string">
                  <text:p text:style-name="P39">☐</text:p>
                </table:table-cell>
              </table:table-row>
              <table:table-row>
                <table:table-cell table:style-name="Tableau21.A1" office:value-type="string">
                  <text:p text:style-name="P108">Personnel de la structure</text:p>
                </table:table-cell>
                <table:table-cell table:style-name="Tableau21.A1" office:value-type="string">
                  <text:p text:style-name="P39">☐</text:p>
                </table:table-cell>
              </table:table-row>
              <table:table-row>
                <table:table-cell table:style-name="Tableau21.A1" office:value-type="string">
                  <text:p text:style-name="P108">Autre</text:p>
                </table:table-cell>
                <table:table-cell table:style-name="Tableau21.A1" office:value-type="string">
                  <text:p text:style-name="P38">☐</text:p>
                </table:table-cell>
              </table:table-row>
            </table:table>
            <text:p text:style-name="P103"/>
            <text:p text:style-name="P111">Enquête de police ou gendarmerie : <text:s text:c="4"/><text:span text:style-name="T7">☐ OUI <text:s text:c="6"/>☐ NON</text:span></text:p>
            <text:p text:style-name="P111"/>
          </table:table-cell>
        </table:table-row>
      </table:table>
      <text:p text:style-name="P68"/>
      <table:table table:name="Tableau22" table:style-name="Tableau22">
        <table:table-column table:style-name="Tableau22.A"/>
        <table:table-row>
          <table:table-cell table:style-name="Tableau22.A1" office:value-type="string">
            <text:p text:style-name="P99">X/ REPERCUSSIONS MEDIATIQUES</text:p>
            <text:p text:style-name="P98"><text:soft-page-break/>L'événement peut-il avoir un impact médiatique ? </text:p>
            <text:p text:style-name="P98">☐Oui                                        ☐Non         </text:p>
            <text:p text:style-name="P82"/>
            <text:p text:style-name="P98">Les médias sont-ils au courant de l'événement ? </text:p>
            <text:p text:style-name="P98">☐Oui                                        ☐Non         </text:p>
            <text:p text:style-name="P98">Si oui, par quel support (à préciser) :</text:p>
            <text:p text:style-name="P82"/>
            <text:p text:style-name="P98">Communication effectuée ou prévue? oui/non</text:p>
            <text:p text:style-name="P98">☐Oui                                        ☐Non       </text:p>
            <text:p text:style-name="P122">Si oui, préciser: <text:span text:style-name="T41"><text:user-field-get text:name="py3o.o.communication_prevue_oui">o.communication_prevue_oui</text:user-field-get></text:span></text:p>
            <text:p text:style-name="P32"/>
          </table:table-cell>
        </table:table-row>
      </table:table>
      <text:p text:style-name="P68"/>
      <table:table table:name="Tableau23" table:style-name="Tableau23">
        <table:table-column table:style-name="Tableau23.A"/>
        <table:table-row>
          <table:table-cell table:style-name="Tableau23.A1" office:value-type="string">
            <text:p text:style-name="P91">XI/ EVOLUTIONS PREVISIBLES OU DIFFICULTES ATTENDUES</text:p>
            <text:p text:style-name="P88"/>
          </table:table-cell>
        </table:table-row>
      </table:table>
      <text:p text:style-name="P68"/>
      <table:table table:name="Tableau24" table:style-name="Tableau24">
        <table:table-column table:style-name="Tableau24.A"/>
        <table:table-row>
          <table:table-cell table:style-name="Tableau24.A1" office:value-type="string">
            <text:p text:style-name="P95">XII/ DISPOSITIONS D’ACCOMPAGNEMENT OU DE SOINS PRISES OU ENVISAGEES </text:p>
            <text:p text:style-name="P76">(à préciser par le responsable de la structure)</text:p>
            <text:list xml:id="list1777770548444304616" text:style-name="L4">
              <text:list-item>
                <text:p text:style-name="P121"><text:span text:style-name="T4">Concernant les usagers ou les résidents </text:span><text:span text:style-name="T3">(par exemple: adaptation des soins ou de la prise en charge, révision du projet de soins, soutien, transfert, fin de prise en charge…) :</text:span></text:p>
              </text:list-item>
            </text:list>
            <text:p text:style-name="P125"><text:user-field-get text:name="py3o.o.mesure_usagers">o.mesure_usagers</text:user-field-get></text:p>
            <text:list xml:id="list150626745529375" text:continue-numbering="true" text:style-name="L4">
              <text:list-item>
                <text:p text:style-name="P121"><text:span text:style-name="T11">Concernant le personnel </text:span><text:span text:style-name="T8">(par exemple: formation, sensibilisation, soutien, mesure conservatoire, mesure disciplinaire…) </text:span></text:p>
              </text:list-item>
            </text:list>
            <text:p text:style-name="P125"><text:user-field-get text:name="py3o.o.mesure_personnel">o.mesure_personnel</text:user-field-get></text:p>
            <text:list xml:id="list150625839975911" text:continue-numbering="true" text:style-name="L4">
              <text:list-item>
                <text:p text:style-name="P121"><text:span text:style-name="T11">Concernant l’organisation du travail </text:span><text:span text:style-name="T8">(par exemple: révision du planning, des procédures…) </text:span></text:p>
              </text:list-item>
            </text:list>
            <text:p text:style-name="P126"><text:user-field-get text:name="py3o.o.mesure_organisation">o.mesure_organisation</text:user-field-get></text:p>
            <text:list xml:id="list150625414417716" text:continue-numbering="true" text:style-name="L4">
              <text:list-item>
                <text:p text:style-name="P121"><text:span text:style-name="T11">Concernant la structure </text:span><text:span text:style-name="T8">(par exemple: aménagement ou réparation des locaux ou équipements, information ou communication interne et/ou externe, demande d’aide ou d’appui, notamment à l’autorité administrative, activation d’une cellule de crise, activation d’un plan…)</text:span></text:p>
              </text:list-item>
            </text:list>
            <text:p text:style-name="P125"><text:user-field-get text:name="py3o.o.mesure_structure">o.mesure_structure</text:user-field-get></text:p>
            <text:list xml:id="list150626654727126" text:continue-numbering="true" text:style-name="L4">
              <text:list-item>
                <text:p text:style-name="P119">Y a-t-il des enseignements à tirer au niveau de l'établissement, ou au niveau régional, de l'évènement pour prévenir sa reproduction?</text:p>
              </text:list-item>
            </text:list>
            <text:p text:style-name="P89"/>
          </table:table-cell>
        </table:table-row>
      </table:table>
      <text:p text:style-name="P114"/>
      <text:p text:style-name="P95">XIII/ ÉLÉMENTS COMPLÉMENTAIRES QUE LE REPRÉSENTANT </text:p>
      <text:p text:style-name="P95">DE LA STRUCTURE SOUHAITE APPORTER</text:p>
      <text:p text:style-name="P2"/>
      <text:p text:style-name="P2"/>
      <text:p text:style-name="P2"/>
      <text:p text:style-name="P2"/>
      <text:p text:style-name="P2"/>
      <text:p text:style-name="P2"/>
      <text:p text:style-name="P2"><text:soft-page-break/></text:p>
      <text:p text:style-name="P11">À (lieu) : <text:span text:style-name="T21"><text:user-field-get text:name="py3o.o.etablissement_id.ville">o.etablissement_id.ville</text:user-field-get></text:span></text:p>
      <text:p text:style-name="P11">Le (date) : <text:a xlink:type="simple" xlink:href="py3o://function=%22o.h(o.date_validation)%22" text:style-name="Internet_20_link" text:visited-style-name="Visited_20_Internet_20_Link"><text:span text:style-name="T40">function="o.h(o.date_validation)"</text:span></text:a></text:p>
      <text:p text:style-name="P2"/>
      <text:p text:style-name="P11">Nom et qualité (préciser) : <text:s text:c="30"/>- Directeur <text:span text:style-name="T20"><text:user-field-get text:name="py3o.o.valideur_id.name">o.valideur_id.name</text:user-field-g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libri" svg:font-family="Calibri,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orphans="2" fo:widows="2" fo:hyphenation-ladder-count="no-limit"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CM5" style:family="paragraph" style:parent-style-name="Default" style:next-style-name="Default">
      <style:paragraph-properties fo:orphans="0" fo:widows="0"/>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loext:contextual-spacing="false" fo:text-align="justify" style:justify-single-word="false" style:shadow="none"/>
      <style:text-properties fo:font-size="8pt"/>
    </style:style>
    <style:page-layout style:name="Mpm1">
      <style:page-layout-properties fo:page-width="21.001cm" fo:page-height="29.7cm" style:num-format="1" style:print-orientation="portrait" fo:margin-top="2cm" fo:margin-bottom="1.0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649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ctobre 2017</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18:53.62</meta:creation-date>
    <dc:date>2019-04-24T15:05:38.246225872</dc:date>
    <meta:editing-duration>PT5H49M10S</meta:editing-duration>
    <meta:editing-cycles>43</meta:editing-cycles>
    <meta:generator>LibreOffice/5.1.6.2$Linux_X86_64 LibreOffice_project/10m0$Build-2</meta:generator>
    <meta:document-statistic meta:table-count="24" meta:image-count="2" meta:object-count="0" meta:page-count="8" meta:paragraph-count="242" meta:word-count="1240" meta:character-count="9793" meta:non-whitespace-character-count="8526"/>
  </office:meta>
</office:document-meta>
</file>